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e2d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paragraph-rsid="0018e2db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officeooo:paragraph-rsid="0018e2db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ize="14pt" style:font-size-asian="14pt" style:font-size-complex="14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/>
    </style:style>
    <style:style style:name="T3" style:family="text">
      <style:text-properties fo:color="#ff0000" style:font-name="Monospace" fo:font-size="10pt" style:font-size-asian="10pt"/>
    </style:style>
    <style:style style:name="T4" style:family="text">
      <style:text-properties fo:color="#ff0000" style:text-position="sub 58%" style:font-name="Monospace" fo:font-size="10pt" style:font-size-asian="10pt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style:text-position="sub 58%" style:font-name="Monospace" fo:font-size="10pt" style:font-size-asian="10pt"/>
    </style:style>
    <style:style style:name="T7" style:family="text">
      <style:text-properties style:text-position="sub 58%" style:font-name="Monosp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ésactivation des messages de type INFO ...</text:span></text:p>
      <text:p text:style-name="P1"><text:span text:style-name="T1">Création d'un session spark (SparkSession) ...</text:span></text:p>
      <text:p text:style-name="P1"><text:span text:style-name="T3">Using Spark's default log4j profile: org/apache/spark/log4j-defaults.properties</text:span></text:p>
      <text:p text:style-name="P1"><text:span text:style-name="T1">Récupération du traceroute exemple ...</text:span></text:p>
      <text:p text:style-name="P1"><text:span text:style-name="T1">+---+-----------+-----------+----------+------------+----+---+------+----------+--------+------+-----+--------------------+----+------------+----------------+----------+----------+</text:span></text:p>
      <text:p text:style-name="P1"><text:span text:style-name="T1">| af| <text:s text:c="2"/>dst_addr| <text:s text:c="2"/>dst_name| <text:s text:c="2"/>endtime| <text:s text:c="7"/>from| <text:s/>fw|lts|msm_id| <text:s/>msm_name|paris_id|prb_id|proto| <text:s text:c="13"/>result|size| <text:s text:c="3"/>src_addr|stored_timestamp| timestamp| <text:s text:c="5"/>type|</text:span></text:p>
      <text:p text:style-name="P1"><text:span text:style-name="T1">+---+-----------+-----------+----------+------------+----+---+------+----------+--------+------+-----+--------------------+----+------------+----------------+----------+----------+</text:span></text:p>
      <text:p text:style-name="P1"><text:span text:style-name="T1">| <text:s/>4|192.5.5.241|192.5.5.241|1514768403|89.105.202.4|4790|165| <text:s/>5004|Traceroute| <text:s text:c="6"/>9| <text:s/>4247| <text:s/>UDP|[[1,WrappedArray(...| <text:s/>40|89.105.202.4| <text:s text:c="5"/>1514768539|1514768409|traceroute|</text:span></text:p>
      <text:p text:style-name="P1"><text:span text:style-name="T1">+---+-----------+-----------+----------+------------+----+---+------+----------+--------+------+-----+--------------------+----+------------+----------------+----------+----------+</text:span></text:p>
      <text:p text:style-name="P3"/>
      <text:p text:style-name="P1"><text:span text:style-name="T1">root</text:span></text:p>
      <text:p text:style-name="P1"><text:span text:style-name="T1"><text:s/>|-- af: long (nullable = true)</text:span></text:p>
      <text:p text:style-name="P1"><text:span text:style-name="T1"><text:s/>|-- dst_addr: string (nullable = true)</text:span></text:p>
      <text:p text:style-name="P1"><text:span text:style-name="T1"><text:s/>|-- dst_name: string (nullable = true)</text:span></text:p>
      <text:p text:style-name="P1"><text:span text:style-name="T1"><text:s/>|-- endtime: long (nullable = true)</text:span></text:p>
      <text:p text:style-name="P1"><text:span text:style-name="T1"><text:s/>|-- from: string (nullable = true)</text:span></text:p>
      <text:p text:style-name="P1"><text:span text:style-name="T1"><text:s/>|-- fw: long (nullable = true)</text:span></text:p>
      <text:p text:style-name="P1"><text:span text:style-name="T1"><text:s/>|-- lts: long (nullable = true)</text:span></text:p>
      <text:p text:style-name="P1"><text:span text:style-name="T1"><text:s/>|-- msm_id: long (nullable = true)</text:span></text:p>
      <text:p text:style-name="P1"><text:span text:style-name="T1"><text:s/>|-- msm_name: string (nullable = true)</text:span></text:p>
      <text:p text:style-name="P1"><text:span text:style-name="T1"><text:s/>|-- paris_id: long (nullable = true)</text:span></text:p>
      <text:p text:style-name="P1"><text:span text:style-name="T1"><text:s/>|-- prb_id: long (nullable = true)</text:span></text:p>
      <text:p text:style-name="P1"><text:span text:style-name="T1"><text:s/>|-- proto: string (nullable = true)</text:span></text:p>
      <text:p text:style-name="P1"><text:span text:style-name="T1"><text:s/>|-- result: array (nullable = true)</text:span></text:p>
      <text:p text:style-name="P1"><text:span text:style-name="T1"><text:s/>| <text:s text:c="3"/>|-- element: struct (containsNull = true)</text:span></text:p>
      <text:p text:style-name="P1"><text:span text:style-name="T1"><text:s/>| <text:s text:c="3"/>| <text:s text:c="3"/>|-- hop: long (nullable = true)</text:span></text:p>
      <text:p text:style-name="P1"><text:span text:style-name="T1"><text:s/>| <text:s text:c="3"/>| <text:s text:c="3"/>|-- result: array (nullable = true)</text:span></text:p>
      <text:p text:style-name="P1"><text:span text:style-name="T1"><text:s/>| <text:s text:c="3"/>| <text:s text:c="3"/>| <text:s text:c="3"/>|-- element: struct (containsNull = true)</text:span></text:p>
      <text:p text:style-name="P1"><text:span text:style-name="T1"><text:s/>| <text:s text:c="3"/>| <text:s text:c="3"/>| <text:s text:c="3"/>| <text:s text:c="3"/>|-- from: string (nullable = true)</text:span></text:p>
      <text:p text:style-name="P1"><text:span text:style-name="T1"><text:s/>| <text:s text:c="3"/>| <text:s text:c="3"/>| <text:s text:c="3"/>| <text:s text:c="3"/>|-- rtt: double (nullable = true)</text:span></text:p>
      <text:p text:style-name="P1"><text:span text:style-name="T1"><text:s/>| <text:s text:c="3"/>| <text:s text:c="3"/>| <text:s text:c="3"/>| <text:s text:c="3"/>|-- size: long (nullable = true)</text:span></text:p>
      <text:p text:style-name="P1"><text:span text:style-name="T1"><text:s/>| <text:s text:c="3"/>| <text:s text:c="3"/>| <text:s text:c="3"/>| <text:s text:c="3"/>|-- ttl: long (nullable = true)</text:span></text:p>
      <text:p text:style-name="P1"><text:span text:style-name="T1"><text:s/>|-- size: long (nullable = true)</text:span></text:p>
      <text:p text:style-name="P1"><text:span text:style-name="T1"><text:s/>|-- src_addr: string (nullable = true)</text:span></text:p>
      <text:p text:style-name="P1"><text:span text:style-name="T1"><text:s/>|-- stored_timestamp: long (nullable = true)</text:span></text:p>
      <text:p text:style-name="P1"><text:span text:style-name="T1"><text:s/>|-- timestamp: long (nullable = true)</text:span></text:p>
      <text:p text:style-name="P1"><text:span text:style-name="T1"><text:s/>|-- type: string (nullable = true)</text:span></text:p>
      <text:p text:style-name="P3"><text:soft-page-break/></text:p>
      <text:p text:style-name="P1"><text:span text:style-name="T1"><text:s/>Suppresion des données inutiles dans l'analyse des délais ...</text:span></text:p>
      <text:p text:style-name="P1"><text:span text:style-name="T1">+-----------+------------+------+------+--------------------+------------+----------+</text:span></text:p>
      <text:p text:style-name="P1"><text:span text:style-name="T1">| <text:s text:c="2"/>dst_addr| <text:s text:c="7"/>from|msm_id|prb_id| <text:s text:c="13"/>result| <text:s text:c="3"/>src_addr| timestamp|</text:span></text:p>
      <text:p text:style-name="P1"><text:span text:style-name="T1">+-----------+------------+------+------+--------------------+------------+----------+</text:span></text:p>
      <text:p text:style-name="P1"><text:span text:style-name="T1">|192.5.5.241|89.105.202.4| <text:s/>5004| <text:s/>4247|[[1,WrappedArray(...|89.105.202.4|1514768409|</text:span></text:p>
      <text:p text:style-name="P1"><text:span text:style-name="T1">+-----------+------------+------+------+--------------------+------------+----------+</text:span></text:p>
      <text:p text:style-name="P3"/>
      <text:p text:style-name="P1"><text:span text:style-name="T1">Renommer l'attrinut result suite à la présence d'un attribut du même nom, à un niveau différent (structure JSON) ...</text:span></text:p>
      <text:p text:style-name="P1"><text:span text:style-name="T1">root</text:span></text:p>
      <text:p text:style-name="P1"><text:span text:style-name="T1"><text:s/>|-- dst_addr: string (nullable = true)</text:span></text:p>
      <text:p text:style-name="P1"><text:span text:style-name="T1"><text:s/>|-- prb_ip: string (nullable = true)</text:span></text:p>
      <text:p text:style-name="P1"><text:span text:style-name="T1"><text:s/>|-- msm_id: long (nullable = true)</text:span></text:p>
      <text:p text:style-name="P1"><text:span text:style-name="T1"><text:s/>|-- prb_id: long (nullable = true)</text:span></text:p>
      <text:p text:style-name="P1"><text:span text:style-name="T1"><text:s/>|-- hopsDetails: array (nullable = true)</text:span></text:p>
      <text:p text:style-name="P1"><text:span text:style-name="T1"><text:s/>| <text:s text:c="3"/>|-- element: struct (containsNull = true)</text:span></text:p>
      <text:p text:style-name="P1"><text:span text:style-name="T1"><text:s/>| <text:s text:c="3"/>| <text:s text:c="3"/>|-- hop: long (nullable = true)</text:span></text:p>
      <text:p text:style-name="P1"><text:span text:style-name="T1"><text:s/>| <text:s text:c="3"/>| <text:s text:c="3"/>|-- result: array (nullable = true)</text:span></text:p>
      <text:p text:style-name="P1"><text:span text:style-name="T1"><text:s/>| <text:s text:c="3"/>| <text:s text:c="3"/>| <text:s text:c="3"/>|-- element: struct (containsNull = true)</text:span></text:p>
      <text:p text:style-name="P1"><text:span text:style-name="T1"><text:s/>| <text:s text:c="3"/>| <text:s text:c="3"/>| <text:s text:c="3"/>| <text:s text:c="3"/>|-- from: string (nullable = true)</text:span></text:p>
      <text:p text:style-name="P1"><text:span text:style-name="T1"><text:s/>| <text:s text:c="3"/>| <text:s text:c="3"/>| <text:s text:c="3"/>| <text:s text:c="3"/>|-- rtt: double (nullable = true)</text:span></text:p>
      <text:p text:style-name="P1"><text:span text:style-name="T1"><text:s/>| <text:s text:c="3"/>| <text:s text:c="3"/>| <text:s text:c="3"/>| <text:s text:c="3"/>|-- size: long (nullable = true)</text:span></text:p>
      <text:p text:style-name="P1"><text:span text:style-name="T1"><text:s/>| <text:s text:c="3"/>| <text:s text:c="3"/>| <text:s text:c="3"/>| <text:s text:c="3"/>|-- ttl: long (nullable = true)</text:span></text:p>
      <text:p text:style-name="P1"><text:span text:style-name="T1"><text:s/>|-- src_addr: string (nullable = true)</text:span></text:p>
      <text:p text:style-name="P1"><text:span text:style-name="T1"><text:s/>|-- timestamp: long (nullable = true)</text:span></text:p>
      <text:p text:style-name="P3"/>
      <text:p text:style-name="P1"><text:span text:style-name="T1">+-----------+------------+------+------+--------------------+------------+----------+</text:span></text:p>
      <text:p text:style-name="P1"><text:span text:style-name="T1">| <text:s text:c="2"/>dst_addr| <text:s text:c="5"/>prb_ip|msm_id|prb_id| <text:s text:c="8"/>hopsDetails| <text:s text:c="3"/>src_addr| timestamp|</text:span></text:p>
      <text:p text:style-name="P1"><text:span text:style-name="T1">+-----------+------------+------+------+--------------------+------------+----------+</text:span></text:p>
      <text:p text:style-name="P1"><text:span text:style-name="T1">|192.5.5.241|89.105.202.4| <text:s/>5004| <text:s/>4247|[[1,WrappedArray(...|89.105.202.4|1514768409|</text:span></text:p>
      <text:p text:style-name="P1"><text:span text:style-name="T1">+-----------+------------+------+------+--------------------+------------+----------+</text:span></text:p>
      <text:p text:style-name="P3"/>
      <text:p text:style-name="P1"><text:span text:style-name="T1">Applatir la liste contenant les sauts ...</text:span></text:p>
      <text:p text:style-name="P1"><text:span text:style-name="T1">root</text:span></text:p>
      <text:p text:style-name="P1"><text:span text:style-name="T1"><text:s/>|-- dst_addr: string (nullable = true)</text:span></text:p>
      <text:p text:style-name="P1"><text:span text:style-name="T1"><text:s/>|-- prb_ip: string (nullable = true)</text:span></text:p>
      <text:p text:style-name="P1"><text:span text:style-name="T1"><text:s/>|-- msm_id: long (nullable = true)</text:span></text:p>
      <text:p text:style-name="P1"><text:span text:style-name="T1"><text:s/>|-- prb_id: long (nullable = true)</text:span></text:p>
      <text:p text:style-name="P1"><text:span text:style-name="T1"><text:s/>|-- src_addr: string (nullable = true)</text:span></text:p>
      <text:p text:style-name="P1"><text:span text:style-name="T1"><text:s/>|-- timestamp: long (nullable = true)</text:span></text:p>
      <text:p text:style-name="P1"><text:span text:style-name="T1"><text:s/>|-- hopDetails: struct (nullable = true)</text:span></text:p>
      <text:p text:style-name="P1"><text:soft-page-break/><text:span text:style-name="T1"><text:s/>| <text:s text:c="3"/>|-- hop: long (nullable = true)</text:span></text:p>
      <text:p text:style-name="P1"><text:span text:style-name="T1"><text:s/>| <text:s text:c="3"/>|-- result: array (nullable = true)</text:span></text:p>
      <text:p text:style-name="P1"><text:span text:style-name="T1"><text:s/>| <text:s text:c="3"/>| <text:s text:c="3"/>|-- element: struct (containsNull = true)</text:span></text:p>
      <text:p text:style-name="P1"><text:span text:style-name="T1"><text:s/>| <text:s text:c="3"/>| <text:s text:c="3"/>| <text:s text:c="3"/>|-- from: string (nullable = true)</text:span></text:p>
      <text:p text:style-name="P1"><text:span text:style-name="T1"><text:s/>| <text:s text:c="3"/>| <text:s text:c="3"/>| <text:s text:c="3"/>|-- rtt: double (nullable = true)</text:span></text:p>
      <text:p text:style-name="P1"><text:span text:style-name="T1"><text:s/>| <text:s text:c="3"/>| <text:s text:c="3"/>| <text:s text:c="3"/>|-- size: long (nullable = true)</text:span></text:p>
      <text:p text:style-name="P1"><text:span text:style-name="T1"><text:s/>| <text:s text:c="3"/>| <text:s text:c="3"/>| <text:s text:c="3"/>|-- ttl: long (nullable = true)</text:span></text:p>
      <text:p text:style-name="P3"/>
      <text:p text:style-name="P1"><text:span text:style-name="T1">+-----------+------------+------+------+------------+----------+--------------------+</text:span></text:p>
      <text:p text:style-name="P1"><text:span text:style-name="T1">| <text:s text:c="2"/>dst_addr| <text:s text:c="5"/>prb_ip|msm_id|prb_id| <text:s text:c="3"/>src_addr| timestamp| <text:s text:c="9"/>hopDetails|</text:span></text:p>
      <text:p text:style-name="P1"><text:span text:style-name="T1">+-----------+------------+------+------+------------+----------+--------------------+</text:span></text:p>
      <text:p text:style-name="P1"><text:span text:style-name="T1">|192.5.5.241|89.105.202.4| <text:s/>5004| <text:s/>4247|89.105.202.4|1514768409|[1,WrappedArray([...|</text:span></text:p>
      <text:p text:style-name="P1"><text:span text:style-name="T1">|192.5.5.241|89.105.202.4| <text:s/>5004| <text:s/>4247|89.105.202.4|1514768409|[2,WrappedArray([...|</text:span></text:p>
      <text:p text:style-name="P1"><text:span text:style-name="T1">|192.5.5.241|89.105.202.4| <text:s/>5004| <text:s/>4247|89.105.202.4|1514768409|[3,WrappedArray([...|</text:span></text:p>
      <text:p text:style-name="P1"><text:span text:style-name="T1">|192.5.5.241|89.105.202.4| <text:s/>5004| <text:s/>4247|89.105.202.4|1514768409|[4,WrappedArray([...|</text:span></text:p>
      <text:p text:style-name="P1"><text:span text:style-name="T1">|192.5.5.241|89.105.202.4| <text:s/>5004| <text:s/>4247|89.105.202.4|1514768409|[5,WrappedArray([...|</text:span></text:p>
      <text:p text:style-name="P1"><text:span text:style-name="T1">|192.5.5.241|89.105.202.4| <text:s/>5004| <text:s/>4247|89.105.202.4|1514768409|[6,WrappedArray([...|</text:span></text:p>
      <text:p text:style-name="P1"><text:span text:style-name="T1">|192.5.5.241|89.105.202.4| <text:s/>5004| <text:s/>4247|89.105.202.4|1514768409|[7,WrappedArray([...|</text:span></text:p>
      <text:p text:style-name="P1"><text:span text:style-name="T1">+-----------+------------+------+------+------------+----------+--------------------+</text:span></text:p>
      <text:p text:style-name="P3"/>
      <text:p text:style-name="P1"><text:span text:style-name="T1">Vérification des erreurs dans le traceroute analysé</text:span></text:p>
      <text:p text:style-name="P1"><text:span text:style-name="T1">Le traceroute est réussi ...</text:span></text:p>
      <text:p text:style-name="P1"><text:span text:style-name="T1">root</text:span></text:p>
      <text:p text:style-name="P1"><text:span text:style-name="T1"><text:s/>|-- dst_addr: string (nullable = true)</text:span></text:p>
      <text:p text:style-name="P1"><text:span text:style-name="T1"><text:s/>|-- prb_ip: string (nullable = true)</text:span></text:p>
      <text:p text:style-name="P1"><text:span text:style-name="T1"><text:s/>|-- msm_id: long (nullable = true)</text:span></text:p>
      <text:p text:style-name="P1"><text:span text:style-name="T1"><text:s/>|-- prb_id: long (nullable = true)</text:span></text:p>
      <text:p text:style-name="P1"><text:span text:style-name="T1"><text:s/>|-- src_addr: string (nullable = true)</text:span></text:p>
      <text:p text:style-name="P1"><text:span text:style-name="T1"><text:s/>|-- timestamp: long (nullable = true)</text:span></text:p>
      <text:p text:style-name="P1"><text:span text:style-name="T1"><text:s/>|-- hop: long (nullable = true)</text:span></text:p>
      <text:p text:style-name="P1"><text:span text:style-name="T1"><text:s/>|-- signalDetails: struct (nullable = true)</text:span></text:p>
      <text:p text:style-name="P1"><text:span text:style-name="T1"><text:s/>| <text:s text:c="3"/>|-- from: string (nullable = true)</text:span></text:p>
      <text:p text:style-name="P1"><text:span text:style-name="T1"><text:s/>| <text:s text:c="3"/>|-- rtt: double (nullable = true)</text:span></text:p>
      <text:p text:style-name="P1"><text:span text:style-name="T1"><text:s/>| <text:s text:c="3"/>|-- size: long (nullable = true)</text:span></text:p>
      <text:p text:style-name="P1"><text:span text:style-name="T1"><text:s/>| <text:s text:c="3"/>|-- ttl: long (nullable = true)</text:span></text:p>
      <text:p text:style-name="P3"/>
      <text:p text:style-name="P1"><text:span text:style-name="T1">+-----------+------------+------+------+------------+----------+---+--------------------+</text:span></text:p>
      <text:p text:style-name="P1"><text:span text:style-name="T1">| <text:s text:c="2"/>dst_addr| <text:s text:c="5"/>prb_ip|msm_id|prb_id| <text:s text:c="3"/>src_addr| timestamp|hop| <text:s text:c="6"/>signalDetails|</text:span></text:p>
      <text:p text:style-name="P1"><text:span text:style-name="T1">+-----------+------------+------+------+------------+----------+---+--------------------+</text:span></text:p>
      <text:p text:style-name="P1"><text:span text:style-name="T1">|192.5.5.241|89.105.202.4| <text:s/>5004| <text:s/>4247|89.105.202.4|1514768409| <text:s/>1|[89.105.200.50,1....|</text:span></text:p>
      <text:p text:style-name="P1"><text:span text:style-name="T1">|192.5.5.241|89.105.202.4| <text:s/>5004| <text:s/>4247|89.105.202.4|1514768409| <text:s/>1|[10.10.0.5,1.7,28...|</text:span></text:p>
      <text:p text:style-name="P1"><text:span text:style-name="T1">|192.5.5.241|89.105.202.4| <text:s/>5004| <text:s/>4247|89.105.202.4|1514768409| <text:s/>1|[89.105.200.57,1....|</text:span></text:p>
      <text:p text:style-name="P1"><text:soft-page-break/><text:span text:style-name="T1">|192.5.5.241|89.105.202.4| <text:s/>5004| <text:s/>4247|89.105.202.4|1514768409| <text:s/>2|[185.147.12.31,7....|</text:span></text:p>
      <text:p text:style-name="P1"><text:span text:style-name="T1">|192.5.5.241|89.105.202.4| <text:s/>5004| <text:s/>4247|89.105.202.4|1514768409| <text:s/>2|[185.147.12.31,3....|</text:span></text:p>
      <text:p text:style-name="P1"><text:span text:style-name="T1">|192.5.5.241|89.105.202.4| <text:s/>5004| <text:s/>4247|89.105.202.4|1514768409| <text:s/>2|[185.147.12.0,3.1...|</text:span></text:p>
      <text:p text:style-name="P1"><text:span text:style-name="T1">|192.5.5.241|89.105.202.4| <text:s/>5004| <text:s/>4247|89.105.202.4|1514768409| <text:s/>3|[185.147.12.19,4....|</text:span></text:p>
      <text:p text:style-name="P1"><text:span text:style-name="T1">|192.5.5.241|89.105.202.4| <text:s/>5004| <text:s/>4247|89.105.202.4|1514768409| <text:s/>3|[185.147.12.19,2....|</text:span></text:p>
      <text:p text:style-name="P1"><text:span text:style-name="T1">|192.5.5.241|89.105.202.4| <text:s/>5004| <text:s/>4247|89.105.202.4|1514768409| <text:s/>3|[185.147.12.19,3....|</text:span></text:p>
      <text:p text:style-name="P1"><text:span text:style-name="T1">|192.5.5.241|89.105.202.4| <text:s/>5004| <text:s/>4247|89.105.202.4|1514768409| <text:s/>4|[160.242.100.88,3...|</text:span></text:p>
      <text:p text:style-name="P1"><text:span text:style-name="T1">|192.5.5.241|89.105.202.4| <text:s/>5004| <text:s/>4247|89.105.202.4|1514768409| <text:s/>4|[160.242.100.88,3...|</text:span></text:p>
      <text:p text:style-name="P1"><text:span text:style-name="T1">|192.5.5.241|89.105.202.4| <text:s/>5004| <text:s/>4247|89.105.202.4|1514768409| <text:s/>4|[160.242.100.88,1...|</text:span></text:p>
      <text:p text:style-name="P1"><text:span text:style-name="T1">|192.5.5.241|89.105.202.4| <text:s/>5004| <text:s/>4247|89.105.202.4|1514768409| <text:s/>5|[196.216.48.144,4...|</text:span></text:p>
      <text:p text:style-name="P1"><text:span text:style-name="T1">|192.5.5.241|89.105.202.4| <text:s/>5004| <text:s/>4247|89.105.202.4|1514768409| <text:s/>5|[196.216.48.144,6...|</text:span></text:p>
      <text:p text:style-name="P1"><text:span text:style-name="T1">|192.5.5.241|89.105.202.4| <text:s/>5004| <text:s/>4247|89.105.202.4|1514768409| <text:s/>5|[196.216.48.144,1...|</text:span></text:p>
      <text:p text:style-name="P1"><text:span text:style-name="T1">|192.5.5.241|89.105.202.4| <text:s/>5004| <text:s/>4247|89.105.202.4|1514768409| <text:s/>6|[193.239.116.112,...|</text:span></text:p>
      <text:p text:style-name="P1"><text:span text:style-name="T1">|192.5.5.241|89.105.202.4| <text:s/>5004| <text:s/>4247|89.105.202.4|1514768409| <text:s/>6|[193.239.116.112,...|</text:span></text:p>
      <text:p text:style-name="P1"><text:span text:style-name="T1">|192.5.5.241|89.105.202.4| <text:s/>5004| <text:s/>4247|89.105.202.4|1514768409| <text:s/>6|[193.239.116.112,...|</text:span></text:p>
      <text:p text:style-name="P1"><text:span text:style-name="T1">|192.5.5.241|89.105.202.4| <text:s/>5004| <text:s/>4247|89.105.202.4|1514768409| <text:s/>7|[192.5.5.241,8.22...|</text:span></text:p>
      <text:p text:style-name="P1"><text:span text:style-name="T1">|192.5.5.241|89.105.202.4| <text:s/>5004| <text:s/>4247|89.105.202.4|1514768409| <text:s/>7|[192.5.5.241,8.02...|</text:span></text:p>
      <text:p text:style-name="P1"><text:span text:style-name="T1">+-----------+------------+------+------+------------+----------+---+--------------------+</text:span></text:p>
      <text:p text:style-name="P1"><text:span text:style-name="T1">only showing top 20 rows</text:span></text:p>
      <text:p text:style-name="P3"/>
      <text:p text:style-name="P1"><text:span text:style-name="T1">Applatir les détails de signal et suppression des données inutiles (size, ttl, etc ) de chaque signal ... </text:span></text:p>
      <text:p text:style-name="P1"><text:span text:style-name="T1">root</text:span></text:p>
      <text:p text:style-name="P1"><text:span text:style-name="T1"><text:s/>|-- dst_addr: string (nullable = true)</text:span></text:p>
      <text:p text:style-name="P1"><text:span text:style-name="T1"><text:s/>|-- prb_ip: string (nullable = true)</text:span></text:p>
      <text:p text:style-name="P1"><text:span text:style-name="T1"><text:s/>|-- msm_id: long (nullable = true)</text:span></text:p>
      <text:p text:style-name="P1"><text:span text:style-name="T1"><text:s/>|-- prb_id: long (nullable = true)</text:span></text:p>
      <text:p text:style-name="P1"><text:span text:style-name="T1"><text:s/>|-- src_addr: string (nullable = true)</text:span></text:p>
      <text:p text:style-name="P1"><text:span text:style-name="T1"><text:s/>|-- timestamp: long (nullable = true)</text:span></text:p>
      <text:p text:style-name="P1"><text:span text:style-name="T1"><text:s/>|-- hop: long (nullable = true)</text:span></text:p>
      <text:p text:style-name="P1"><text:span text:style-name="T1"><text:s/>|-- rtt: double (nullable = true)</text:span></text:p>
      <text:p text:style-name="P1"><text:span text:style-name="T1"><text:s/>|-- from: string (nullable = true)</text:span></text:p>
      <text:p text:style-name="P3"/>
      <text:p text:style-name="P1"><text:span text:style-name="T1">+-----------+------------+------+------+------------+----------+---+------+---------------+</text:span></text:p>
      <text:p text:style-name="P1"><text:span text:style-name="T1">|dst_addr <text:s text:c="2"/>|prb_ip <text:s text:c="5"/>|msm_id|prb_id|src_addr <text:s text:c="3"/>|timestamp |hop|rtt <text:s text:c="2"/>|from <text:s text:c="10"/>|</text:span></text:p>
      <text:p text:style-name="P1"><text:span text:style-name="T1">+-----------+------------+------+------+------------+----------+---+------+---------------+</text:span></text:p>
      <text:p text:style-name="P1"><text:span text:style-name="T1">|192.5.5.241|89.105.202.4|5004 <text:s/>|4247 <text:s/>|89.105.202.4|1514768409|1 <text:s/>|1.955 |89.105.200.50 <text:s/>|</text:span></text:p>
      <text:p text:style-name="P1"><text:span text:style-name="T1">|192.5.5.241|89.105.202.4|5004 <text:s/>|4247 <text:s/>|89.105.202.4|1514768409|1 <text:s/>|1.7 <text:s text:c="2"/>|10.10.0.5 <text:s text:c="5"/>|</text:span></text:p>
      <text:p text:style-name="P1"><text:span text:style-name="T1">|192.5.5.241|89.105.202.4|5004 <text:s/>|4247 <text:s/>|89.105.202.4|1514768409|1 <text:s/>|1.709 |89.105.200.57 <text:s/>|</text:span></text:p>
      <text:p text:style-name="P1"><text:span text:style-name="T1">|192.5.5.241|89.105.202.4|5004 <text:s/>|4247 <text:s/>|89.105.202.4|1514768409|2 <text:s/>|7.543 |185.147.12.31 <text:s/>|</text:span></text:p>
      <text:p text:style-name="P1"><text:span text:style-name="T1">|192.5.5.241|89.105.202.4|5004 <text:s/>|4247 <text:s/>|89.105.202.4|1514768409|2 <text:s/>|3.103 |185.147.12.31 <text:s/>|</text:span></text:p>
      <text:p text:style-name="P1"><text:span text:style-name="T1">|192.5.5.241|89.105.202.4|5004 <text:s/>|4247 <text:s/>|89.105.202.4|1514768409|2 <text:s/>|3.172 |185.147.12.0 <text:s text:c="2"/>|</text:span></text:p>
      <text:p text:style-name="P1"><text:span text:style-name="T1">|192.5.5.241|89.105.202.4|5004 <text:s/>|4247 <text:s/>|89.105.202.4|1514768409|3 <text:s/>|4.347 |185.147.12.19 <text:s/>|</text:span></text:p>
      <text:p text:style-name="P1"><text:soft-page-break/><text:span text:style-name="T1">|192.5.5.241|89.105.202.4|5004 <text:s/>|4247 <text:s/>|89.105.202.4|1514768409|3 <text:s/>|2.876 |185.147.12.19 <text:s/>|</text:span></text:p>
      <text:p text:style-name="P1"><text:span text:style-name="T1">|192.5.5.241|89.105.202.4|5004 <text:s/>|4247 <text:s/>|89.105.202.4|1514768409|3 <text:s/>|3.143 |185.147.12.19 <text:s/>|</text:span></text:p>
      <text:p text:style-name="P1"><text:span text:style-name="T1">|192.5.5.241|89.105.202.4|5004 <text:s/>|4247 <text:s/>|89.105.202.4|1514768409|4 <text:s/>|3.655 |160.242.100.88 |</text:span></text:p>
      <text:p text:style-name="P1"><text:span text:style-name="T1">|192.5.5.241|89.105.202.4|5004 <text:s/>|4247 <text:s/>|89.105.202.4|1514768409|4 <text:s/>|3.678 |160.242.100.88 |</text:span></text:p>
      <text:p text:style-name="P1"><text:span text:style-name="T1">|192.5.5.241|89.105.202.4|5004 <text:s/>|4247 <text:s/>|89.105.202.4|1514768409|4 <text:s/>|15.568|160.242.100.88 |</text:span></text:p>
      <text:p text:style-name="P1"><text:span text:style-name="T1">|192.5.5.241|89.105.202.4|5004 <text:s/>|4247 <text:s/>|89.105.202.4|1514768409|5 <text:s/>|4.263 |196.216.48.144 |</text:span></text:p>
      <text:p text:style-name="P1"><text:span text:style-name="T1">|192.5.5.241|89.105.202.4|5004 <text:s/>|4247 <text:s/>|89.105.202.4|1514768409|5 <text:s/>|6.082 |196.216.48.144 |</text:span></text:p>
      <text:p text:style-name="P1"><text:span text:style-name="T1">|192.5.5.241|89.105.202.4|5004 <text:s/>|4247 <text:s/>|89.105.202.4|1514768409|5 <text:s/>|11.834|196.216.48.144 |</text:span></text:p>
      <text:p text:style-name="P1"><text:span text:style-name="T1">|192.5.5.241|89.105.202.4|5004 <text:s/>|4247 <text:s/>|89.105.202.4|1514768409|6 <text:s/>|7.802 |193.239.116.112|</text:span></text:p>
      <text:p text:style-name="P1"><text:span text:style-name="T1">|192.5.5.241|89.105.202.4|5004 <text:s/>|4247 <text:s/>|89.105.202.4|1514768409|6 <text:s/>|7.691 |193.239.116.112|</text:span></text:p>
      <text:p text:style-name="P1"><text:span text:style-name="T1">|192.5.5.241|89.105.202.4|5004 <text:s/>|4247 <text:s/>|89.105.202.4|1514768409|6 <text:s/>|7.711 |193.239.116.112|</text:span></text:p>
      <text:p text:style-name="P1"><text:span text:style-name="T1">|192.5.5.241|89.105.202.4|5004 <text:s/>|4247 <text:s/>|89.105.202.4|1514768409|7 <text:s/>|8.228 |192.5.5.241 <text:s text:c="3"/>|</text:span></text:p>
      <text:p text:style-name="P1"><text:span text:style-name="T1">|192.5.5.241|89.105.202.4|5004 <text:s/>|4247 <text:s/>|89.105.202.4|1514768409|7 <text:s/>|8.026 |192.5.5.241 <text:s text:c="3"/>|</text:span></text:p>
      <text:p text:style-name="P1"><text:span text:style-name="T1">|192.5.5.241|89.105.202.4|5004 <text:s/>|4247 <text:s/>|89.105.202.4|1514768409|7 <text:s/>|8.254 |192.5.5.241 <text:s text:c="3"/>|</text:span></text:p>
      <text:p text:style-name="P1"><text:span text:style-name="T1">+-----------+------------+------+------+------------+----------+---+------+---------------+</text:span></text:p>
      <text:p text:style-name="P3"/>
      <text:p text:style-name="P1"><text:span text:style-name="T1">Vérification des RTTs : un RTT doit être strictement positif ...</text:span></text:p>
      <text:p text:style-name="P1"><text:span text:style-name="T1">Checking RTT values ...</text:span></text:p>
      <text:p text:style-name="P1"><text:span text:style-name="T1">+-----------+------------+------+------+------------+----------+---+------+---------------+</text:span></text:p>
      <text:p text:style-name="P1"><text:span text:style-name="T1">| <text:s text:c="2"/>dst_addr| <text:s text:c="5"/>prb_ip|msm_id|prb_id| <text:s text:c="3"/>src_addr| timestamp|hop| <text:s text:c="2"/>rtt| <text:s text:c="10"/>from|</text:span></text:p>
      <text:p text:style-name="P1"><text:span text:style-name="T1">+-----------+------------+------+------+------------+----------+---+------+---------------+</text:span></text:p>
      <text:p text:style-name="P1"><text:span text:style-name="T1">|192.5.5.241|89.105.202.4| <text:s/>5004| <text:s/>4247|89.105.202.4|1514768409| <text:s/>1| 1.955| <text:s/>89.105.200.50|</text:span></text:p>
      <text:p text:style-name="P1"><text:span text:style-name="T1">|192.5.5.241|89.105.202.4| <text:s/>5004| <text:s/>4247|89.105.202.4|1514768409| <text:s/>1| <text:s text:c="2"/>1.7| <text:s text:c="5"/>10.10.0.5|</text:span></text:p>
      <text:p text:style-name="P1"><text:span text:style-name="T1">|192.5.5.241|89.105.202.4| <text:s/>5004| <text:s/>4247|89.105.202.4|1514768409| <text:s/>1| 1.709| <text:s/>89.105.200.57|</text:span></text:p>
      <text:p text:style-name="P1"><text:span text:style-name="T1">|192.5.5.241|89.105.202.4| <text:s/>5004| <text:s/>4247|89.105.202.4|1514768409| <text:s/>2| 7.543| <text:s/>185.147.12.31|</text:span></text:p>
      <text:p text:style-name="P1"><text:span text:style-name="T1">|192.5.5.241|89.105.202.4| <text:s/>5004| <text:s/>4247|89.105.202.4|1514768409| <text:s/>2| 3.103| <text:s/>185.147.12.31|</text:span></text:p>
      <text:p text:style-name="P1"><text:span text:style-name="T1">|192.5.5.241|89.105.202.4| <text:s/>5004| <text:s/>4247|89.105.202.4|1514768409| <text:s/>2| 3.172| <text:s text:c="2"/>185.147.12.0|</text:span></text:p>
      <text:p text:style-name="P1"><text:span text:style-name="T1">|192.5.5.241|89.105.202.4| <text:s/>5004| <text:s/>4247|89.105.202.4|1514768409| <text:s/>3| 4.347| <text:s/>185.147.12.19|</text:span></text:p>
      <text:p text:style-name="P1"><text:span text:style-name="T1">|192.5.5.241|89.105.202.4| <text:s/>5004| <text:s/>4247|89.105.202.4|1514768409| <text:s/>3| 2.876| <text:s/>185.147.12.19|</text:span></text:p>
      <text:p text:style-name="P1"><text:span text:style-name="T1">|192.5.5.241|89.105.202.4| <text:s/>5004| <text:s/>4247|89.105.202.4|1514768409| <text:s/>3| 3.143| <text:s/>185.147.12.19|</text:span></text:p>
      <text:p text:style-name="P1"><text:span text:style-name="T1">|192.5.5.241|89.105.202.4| <text:s/>5004| <text:s/>4247|89.105.202.4|1514768409| <text:s/>4| 3.655| 160.242.100.88|</text:span></text:p>
      <text:p text:style-name="P1"><text:span text:style-name="T1">|192.5.5.241|89.105.202.4| <text:s/>5004| <text:s/>4247|89.105.202.4|1514768409| <text:s/>4| 3.678| 160.242.100.88|</text:span></text:p>
      <text:p text:style-name="P1"><text:span text:style-name="T1">|192.5.5.241|89.105.202.4| <text:s/>5004| <text:s/>4247|89.105.202.4|1514768409| <text:s/>4|15.568| 160.242.100.88|</text:span></text:p>
      <text:p text:style-name="P1"><text:span text:style-name="T1">|192.5.5.241|89.105.202.4| <text:s/>5004| <text:s/>4247|89.105.202.4|1514768409| <text:s/>5| 4.263| 196.216.48.144|</text:span></text:p>
      <text:p text:style-name="P1"><text:span text:style-name="T1">|192.5.5.241|89.105.202.4| <text:s/>5004| <text:s/>4247|89.105.202.4|1514768409| <text:s/>5| 6.082| 196.216.48.144|</text:span></text:p>
      <text:p text:style-name="P1"><text:span text:style-name="T1">|192.5.5.241|89.105.202.4| <text:s/>5004| <text:s/>4247|89.105.202.4|1514768409| <text:s/>5|11.834| 196.216.48.144|</text:span></text:p>
      <text:p text:style-name="P1"><text:span text:style-name="T1">|192.5.5.241|89.105.202.4| <text:s/>5004| <text:s/>4247|89.105.202.4|1514768409| <text:s/>6| 7.802|193.239.116.112|</text:span></text:p>
      <text:p text:style-name="P1"><text:span text:style-name="T1">|192.5.5.241|89.105.202.4| <text:s/>5004| <text:s/>4247|89.105.202.4|1514768409| <text:s/>6| 7.691|193.239.116.112|</text:span></text:p>
      <text:p text:style-name="P1"><text:span text:style-name="T1">|192.5.5.241|89.105.202.4| <text:s/>5004| <text:s/>4247|89.105.202.4|1514768409| <text:s/>6| 7.711|193.239.116.112|</text:span></text:p>
      <text:p text:style-name="P1"><text:span text:style-name="T1">|192.5.5.241|89.105.202.4| <text:s/>5004| <text:s/>4247|89.105.202.4|1514768409| <text:s/>7| 8.228| <text:s text:c="3"/>192.5.5.241|</text:span></text:p>
      <text:p text:style-name="P1"><text:span text:style-name="T1">|192.5.5.241|89.105.202.4| <text:s/>5004| <text:s/>4247|89.105.202.4|1514768409| <text:s/>7| 8.026| <text:s text:c="3"/>192.5.5.241|</text:span></text:p>
      <text:p text:style-name="P1"><text:span text:style-name="T1">+-----------+------------+------+------+------------+----------+---+------+---------------+</text:span></text:p>
      <text:p text:style-name="P1"><text:soft-page-break/><text:span text:style-name="T1">only showing top 20 rows</text:span></text:p>
      <text:p text:style-name="P3"/>
      <text:p text:style-name="P1"><text:span text:style-name="T1">End checking RTT values ...</text:span></text:p>
      <text:p text:style-name="P1"><text:span text:style-name="T1">+-----------+------------+------+------+------------+----------+---+------+---------------+</text:span></text:p>
      <text:p text:style-name="P1"><text:span text:style-name="T1">| <text:s text:c="2"/>dst_addr| <text:s text:c="5"/>prb_ip|msm_id|prb_id| <text:s text:c="3"/>src_addr| timestamp|hop| <text:s text:c="2"/>rtt| <text:s text:c="10"/>from|</text:span></text:p>
      <text:p text:style-name="P1"><text:span text:style-name="T1">+-----------+------------+------+------+------------+----------+---+------+---------------+</text:span></text:p>
      <text:p text:style-name="P1"><text:span text:style-name="T1">|192.5.5.241|89.105.202.4| <text:s/>5004| <text:s/>4247|89.105.202.4|1514768409| <text:s/>1| 1.955| <text:s/>89.105.200.50|</text:span></text:p>
      <text:p text:style-name="P1"><text:span text:style-name="T1">|192.5.5.241|89.105.202.4| <text:s/>5004| <text:s/>4247|89.105.202.4|1514768409| <text:s/>1| <text:s text:c="2"/>1.7| <text:s text:c="5"/>10.10.0.5|</text:span></text:p>
      <text:p text:style-name="P1"><text:span text:style-name="T1">|192.5.5.241|89.105.202.4| <text:s/>5004| <text:s/>4247|89.105.202.4|1514768409| <text:s/>1| 1.709| <text:s/>89.105.200.57|</text:span></text:p>
      <text:p text:style-name="P1"><text:span text:style-name="T1">|192.5.5.241|89.105.202.4| <text:s/>5004| <text:s/>4247|89.105.202.4|1514768409| <text:s/>2| 7.543| <text:s/>185.147.12.31|</text:span></text:p>
      <text:p text:style-name="P1"><text:span text:style-name="T1">|192.5.5.241|89.105.202.4| <text:s/>5004| <text:s/>4247|89.105.202.4|1514768409| <text:s/>2| 3.103| <text:s/>185.147.12.31|</text:span></text:p>
      <text:p text:style-name="P1"><text:span text:style-name="T1">|192.5.5.241|89.105.202.4| <text:s/>5004| <text:s/>4247|89.105.202.4|1514768409| <text:s/>2| 3.172| <text:s text:c="2"/>185.147.12.0|</text:span></text:p>
      <text:p text:style-name="P1"><text:span text:style-name="T1">|192.5.5.241|89.105.202.4| <text:s/>5004| <text:s/>4247|89.105.202.4|1514768409| <text:s/>3| 4.347| <text:s/>185.147.12.19|</text:span></text:p>
      <text:p text:style-name="P1"><text:span text:style-name="T1">|192.5.5.241|89.105.202.4| <text:s/>5004| <text:s/>4247|89.105.202.4|1514768409| <text:s/>3| 2.876| <text:s/>185.147.12.19|</text:span></text:p>
      <text:p text:style-name="P1"><text:span text:style-name="T1">|192.5.5.241|89.105.202.4| <text:s/>5004| <text:s/>4247|89.105.202.4|1514768409| <text:s/>3| 3.143| <text:s/>185.147.12.19|</text:span></text:p>
      <text:p text:style-name="P1"><text:span text:style-name="T1">|192.5.5.241|89.105.202.4| <text:s/>5004| <text:s/>4247|89.105.202.4|1514768409| <text:s/>4| 3.655| 160.242.100.88|</text:span></text:p>
      <text:p text:style-name="P1"><text:span text:style-name="T1">|192.5.5.241|89.105.202.4| <text:s/>5004| <text:s/>4247|89.105.202.4|1514768409| <text:s/>4| 3.678| 160.242.100.88|</text:span></text:p>
      <text:p text:style-name="P1"><text:span text:style-name="T1">|192.5.5.241|89.105.202.4| <text:s/>5004| <text:s/>4247|89.105.202.4|1514768409| <text:s/>4|15.568| 160.242.100.88|</text:span></text:p>
      <text:p text:style-name="P1"><text:span text:style-name="T1">|192.5.5.241|89.105.202.4| <text:s/>5004| <text:s/>4247|89.105.202.4|1514768409| <text:s/>5| 4.263| 196.216.48.144|</text:span></text:p>
      <text:p text:style-name="P1"><text:span text:style-name="T1">|192.5.5.241|89.105.202.4| <text:s/>5004| <text:s/>4247|89.105.202.4|1514768409| <text:s/>5| 6.082| 196.216.48.144|</text:span></text:p>
      <text:p text:style-name="P1"><text:span text:style-name="T1">|192.5.5.241|89.105.202.4| <text:s/>5004| <text:s/>4247|89.105.202.4|1514768409| <text:s/>5|11.834| 196.216.48.144|</text:span></text:p>
      <text:p text:style-name="P1"><text:span text:style-name="T1">|192.5.5.241|89.105.202.4| <text:s/>5004| <text:s/>4247|89.105.202.4|1514768409| <text:s/>6| 7.802|193.239.116.112|</text:span></text:p>
      <text:p text:style-name="P1"><text:span text:style-name="T1">|192.5.5.241|89.105.202.4| <text:s/>5004| <text:s/>4247|89.105.202.4|1514768409| <text:s/>6| 7.691|193.239.116.112|</text:span></text:p>
      <text:p text:style-name="P1"><text:span text:style-name="T1">|192.5.5.241|89.105.202.4| <text:s/>5004| <text:s/>4247|89.105.202.4|1514768409| <text:s/>6| 7.711|193.239.116.112|</text:span></text:p>
      <text:p text:style-name="P1"><text:span text:style-name="T1">|192.5.5.241|89.105.202.4| <text:s/>5004| <text:s/>4247|89.105.202.4|1514768409| <text:s/>7| 8.228| <text:s text:c="3"/>192.5.5.241|</text:span></text:p>
      <text:p text:style-name="P1"><text:span text:style-name="T1">|192.5.5.241|89.105.202.4| <text:s/>5004| <text:s/>4247|89.105.202.4|1514768409| <text:s/>7| 8.026| <text:s text:c="3"/>192.5.5.241|</text:span></text:p>
      <text:p text:style-name="P1"><text:span text:style-name="T1">+-----------+------------+------+------+------------+----------+---+------+---------------+</text:span></text:p>
      <text:p text:style-name="P1"><text:span text:style-name="T1">only showing top 20 rows</text:span></text:p>
      <text:p text:style-name="P3"/>
      <text:p text:style-name="P1"><text:span text:style-name="T1">Vérification des adresses IP : une adresse IP ne peut pas <text:s/>être privée ...</text:span></text:p>
      <text:p text:style-name="P1"><text:span text:style-name="T1">Création d'une vue à partir du DataFrame ...</text:span></text:p>
      <text:p text:style-name="P1"><text:span text:style-name="T1">Calcul de la médiane des RTTs par hop et par routeur source du signal avec la méthode percentile_approx ...</text:span></text:p>
      <text:p text:style-name="P3"/>
      <text:p text:style-name="P1"><text:span text:style-name="T3">[Stage 12:&gt; <text:s text:c="54"/>(0 + 0) / 200]</text:span></text:p>
      <text:p text:style-name="P1"><text:span text:style-name="T3">[Stage 12:=====&gt; <text:s text:c="48"/>(20 + 2) / 200]</text:span></text:p>
      <text:p text:style-name="P1"><text:span text:style-name="T3">[Stage 12:=========&gt; <text:s text:c="44"/>(33 + 1) / 200]</text:span></text:p>
      <text:p text:style-name="P1"><text:span text:style-name="T3">[Stage 12:=============&gt; <text:s text:c="40"/>(48 + 1) / 200]</text:span></text:p>
      <text:p text:style-name="P1"><text:span text:style-name="T3">[Stage 12:=================&gt; <text:s text:c="36"/>(62 + 1) / 200]</text:span></text:p>
      <text:p text:style-name="P1"><text:span text:style-name="T3">[Stage 12:=====================&gt; <text:s text:c="32"/>(77 + 2) / 200]</text:span></text:p>
      <text:p text:style-name="P1"><text:span text:style-name="T3">[Stage 12:==========================&gt; <text:s text:c="27"/>(95 + 1) / 200]</text:span></text:p>
      <text:p text:style-name="P1"><text:span text:style-name="T3">[Stage 12:=============================&gt; <text:s text:c="23"/>(110 + 2) / 200]</text:span></text:p>
      <text:p text:style-name="P1"><text:span text:style-name="T3">[Stage 12:===================================&gt; <text:s text:c="17"/>(132 + 1) / 200]</text:span></text:p>
      <text:p text:style-name="P1"><text:soft-page-break/><text:span text:style-name="T3">[Stage 12:==========================================&gt; <text:s text:c="10"/>(156 + 1) / 200]</text:span></text:p>
      <text:p text:style-name="P1"><text:span text:style-name="T3">[Stage 12:================================================&gt; <text:s text:c="4"/>(178 + 1) / 200]</text:span></text:p>
      <text:p text:style-name="P1"><text:span text:style-name="T3">[Stage 12:=====================================================&gt;(198 + 1) / 200]</text:span></text:p>
      <text:p text:style-name="P2"><text:span text:style-name="T3"><text:s text:c="79"/></text:span></text:p>
      <text:p text:style-name="P4"><text:span text:style-name="T5">+---+---------------+------+------+------+</text:span></text:p>
      <text:p text:style-name="P1"><text:span text:style-name="T1">|hop| <text:s text:c="6"/>pre_from|msm_id|prb_id|median|</text:span></text:p>
      <text:p text:style-name="P1"><text:span text:style-name="T1">+---+---------------+------+------+------+</text:span></text:p>
      <text:p text:style-name="P1"><text:span text:style-name="T1">| <text:s/>1| <text:s/>89.105.200.50| <text:s/>5004| <text:s/>4247| 1.955|</text:span></text:p>
      <text:p text:style-name="P1"><text:span text:style-name="T1">| <text:s/>1| <text:s/>89.105.200.57| <text:s/>5004| <text:s/>4247| 1.709|</text:span></text:p>
      <text:p text:style-name="P1"><text:span text:style-name="T1">| <text:s/>2| <text:s/>185.147.12.31| <text:s/>5004| <text:s/>4247| 7.543|</text:span></text:p>
      <text:p text:style-name="P1"><text:span text:style-name="T1">| <text:s/>2| <text:s text:c="2"/>185.147.12.0| <text:s/>5004| <text:s/>4247| 3.172|</text:span></text:p>
      <text:p text:style-name="P1"><text:span text:style-name="T1">| <text:s/>3| <text:s/>185.147.12.19| <text:s/>5004| <text:s/>4247| 3.143|</text:span></text:p>
      <text:p text:style-name="P1"><text:span text:style-name="T1">| <text:s/>4| 160.242.100.88| <text:s/>5004| <text:s/>4247| 3.678|</text:span></text:p>
      <text:p text:style-name="P1"><text:span text:style-name="T1">| <text:s/>5| 196.216.48.144| <text:s/>5004| <text:s/>4247| 6.082|</text:span></text:p>
      <text:p text:style-name="P1"><text:span text:style-name="T1">| <text:s/>6|193.239.116.112| <text:s/>5004| <text:s/>4247| 7.711|</text:span></text:p>
      <text:p text:style-name="P1"><text:span text:style-name="T1">| <text:s/>7| <text:s text:c="3"/>192.5.5.241| <text:s/>5004| <text:s/>4247| 8.228|</text:span></text:p>
      <text:p text:style-name="P1"><text:span text:style-name="T1">+---+---------------+------+------+------+</text:span></text:p>
      <text:p text:style-name="P3"/>
      <text:p text:style-name="P3"/>
      <text:p text:style-name="P3"/>
      <text:p text:style-name="P1"><text:span text:style-name="T3">[Stage 14:=================&gt; <text:s text:c="36"/>(65 + 1) / 200]</text:span></text:p>
      <text:p text:style-name="P1"><text:span text:style-name="T3">[Stage 14:==========================&gt; <text:s text:c="27"/>(95 + 1) / 200]</text:span></text:p>
      <text:p text:style-name="P1"><text:span text:style-name="T3">[Stage 14:=================================&gt; <text:s text:c="19"/>(123 + 1) / 200]</text:span></text:p>
      <text:p text:style-name="P1"><text:span text:style-name="T3">[Stage 14:=========================================&gt; <text:s text:c="11"/>(153 + 1) / 200]</text:span></text:p>
      <text:p text:style-name="P1"><text:span text:style-name="T3">[Stage 14:=================================================&gt; <text:s text:c="3"/>(185 + 1) / 200]</text:span></text:p>
      <text:p text:style-name="P1"><text:span text:style-name="T3"><text:s text:c="80"/></text:span></text:p>
      <text:p text:style-name="P3"/>
      <text:p text:style-name="P1"><text:span text:style-name="T3">[Stage 16:===================&gt; <text:s text:c="34"/>(72 + 1) / 200]</text:span></text:p>
      <text:p text:style-name="P1"><text:span text:style-name="T3">[Stage 16:===========================&gt; <text:s text:c="26"/>(99 + 1) / 200]</text:span></text:p>
      <text:p text:style-name="P1"><text:span text:style-name="T3">[Stage 16:===================================&gt; <text:s text:c="17"/>(132 + 1) / 200]</text:span></text:p>
      <text:p text:style-name="P1"><text:span text:style-name="T3">[Stage 16:=============================================&gt; <text:s text:c="7"/>(169 + 1) / 200]</text:span></text:p>
      <text:p text:style-name="P1"><text:span text:style-name="T3">[Stage 16:====================================================&gt; (194 + 1) / 200]</text:span></text:p>
      <text:p text:style-name="P2"><text:span text:style-name="T3"><text:s text:c="80"/></text:span></text:p>
      <text:p text:style-name="P4"><text:span text:style-name="T5">+---+--------------------+--------------+</text:span></text:p>
      <text:p text:style-name="P1"><text:span text:style-name="T1">|hop| <text:s text:c="11"/>pre_from| <text:s text:c="7"/>median|</text:span></text:p>
      <text:p text:style-name="P1"><text:span text:style-name="T1">+---+--------------------+--------------+</text:span></text:p>
      <text:p text:style-name="P1"><text:span text:style-name="T1">| <text:s/>1|[89.105.200.50, 8...|[1.955, 1.709]|</text:span></text:p>
      <text:p text:style-name="P1"><text:span text:style-name="T1">| <text:s/>2|[185.147.12.0, 18...|[3.172, 7.543]|</text:span></text:p>
      <text:p text:style-name="P1"><text:span text:style-name="T1">| <text:s/>3| <text:s text:c="4"/>[185.147.12.19]| <text:s text:c="6"/>[3.143]|</text:span></text:p>
      <text:p text:style-name="P1"><text:span text:style-name="T1">| <text:s/>4| <text:s text:c="3"/>[160.242.100.88]| <text:s text:c="6"/>[3.678]|</text:span></text:p>
      <text:p text:style-name="P1"><text:span text:style-name="T1">| <text:s/>5| <text:s text:c="3"/>[196.216.48.144]| <text:s text:c="6"/>[6.082]|</text:span></text:p>
      <text:p text:style-name="P1"><text:span text:style-name="T1">| <text:s/>6| <text:s text:c="2"/>[193.239.116.112]| <text:s text:c="6"/>[7.711]|</text:span></text:p>
      <text:p text:style-name="P1"><text:soft-page-break/><text:span text:style-name="T1">| <text:s/>7| <text:s text:c="6"/>[192.5.5.241]| <text:s text:c="6"/>[8.228]|</text:span></text:p>
      <text:p text:style-name="P1"><text:span text:style-name="T1">+---+--------------------+--------------+</text:span></text:p>
      <text:p text:style-name="P3"/>
      <text:p text:style-name="P3"/>
      <text:p text:style-name="P3"/>
      <text:p text:style-name="P1"><text:span text:style-name="T3">[Stage 25:========================&gt; <text:s text:c="29"/>(89 + 1) / 200]</text:span></text:p>
      <text:p text:style-name="P1"><text:span text:style-name="T3">[Stage 25:==================================&gt; <text:s text:c="18"/>(127 + 1) / 200]</text:span></text:p>
      <text:p text:style-name="P1"><text:span text:style-name="T3">[Stage 25:==========================================&gt; <text:s text:c="10"/>(159 + 1) / 200]</text:span></text:p>
      <text:p text:style-name="P1"><text:span text:style-name="T3">[Stage 25:=====================================================&gt;(197 + 1) / 200]</text:span></text:p>
      <text:p text:style-name="P1"><text:span text:style-name="T3"><text:s text:c="80"/></text:span></text:p>
      <text:p text:style-name="P3"/>
      <text:p text:style-name="P1"><text:span text:style-name="T3">[Stage 27:=========================&gt; <text:s text:c="28"/>(94 + 1) / 200]</text:span></text:p>
      <text:p text:style-name="P1"><text:span text:style-name="T3">[Stage 27:====================================&gt; <text:s text:c="16"/>(134 + 1) / 200]</text:span></text:p>
      <text:p text:style-name="P1"><text:span text:style-name="T3">[Stage 27:==============================================&gt; <text:s text:c="6"/>(171 + 1) / 200]</text:span></text:p>
      <text:p text:style-name="P1"><text:span text:style-name="T3">[Stage 27:=====================================================&gt;(197 + 1) / 200]</text:span></text:p>
      <text:p text:style-name="P2"><text:span text:style-name="T3"><text:s text:c="80"/></text:span></text:p>
      <text:p text:style-name="P4"><text:span text:style-name="T5">+---+--------------------+--------------+--------------------+--------------+</text:span></text:p>
      <text:p text:style-name="P1"><text:span text:style-name="T1">|hop| <text:s text:c="11"/>pre_from| <text:s text:c="7"/>median| <text:s text:c="8"/>nextRouters| <text:s text:c="2"/>nextMedians|</text:span></text:p>
      <text:p text:style-name="P1"><text:span text:style-name="T1">+---+--------------------+--------------+--------------------+--------------+</text:span></text:p>
      <text:p text:style-name="P1"><text:span text:style-name="T1">| <text:s/>1|[89.105.200.50, 8...|[1.955, 1.709]|[185.147.12.0, 18...|[3.172, 7.543]|</text:span></text:p>
      <text:p text:style-name="P1"><text:span text:style-name="T1">| <text:s/>2|[185.147.12.0, 18...|[3.172, 7.543]| <text:s text:c="4"/>[185.147.12.19]| <text:s text:c="6"/>[3.143]|</text:span></text:p>
      <text:p text:style-name="P1"><text:span text:style-name="T1">| <text:s/>3| <text:s text:c="4"/>[185.147.12.19]| <text:s text:c="6"/>[3.143]| <text:s text:c="3"/>[160.242.100.88]| <text:s text:c="6"/>[3.678]|</text:span></text:p>
      <text:p text:style-name="P1"><text:span text:style-name="T1">| <text:s/>4| <text:s text:c="3"/>[160.242.100.88]| <text:s text:c="6"/>[3.678]| <text:s text:c="3"/>[196.216.48.144]| <text:s text:c="6"/>[6.082]|</text:span></text:p>
      <text:p text:style-name="P1"><text:span text:style-name="T1">| <text:s/>5| <text:s text:c="3"/>[196.216.48.144]| <text:s text:c="6"/>[6.082]| <text:s text:c="2"/>[193.239.116.112]| <text:s text:c="6"/>[7.711]|</text:span></text:p>
      <text:p text:style-name="P1"><text:span text:style-name="T1">| <text:s/>6| <text:s text:c="2"/>[193.239.116.112]| <text:s text:c="6"/>[7.711]| <text:s text:c="6"/>[192.5.5.241]| <text:s text:c="6"/>[8.228]|</text:span></text:p>
      <text:p text:style-name="P1"><text:span text:style-name="T1">+---+--------------------+--------------+--------------------+--------------+</text:span></text:p>
      <text:p text:style-name="P3"/>
      <text:p text:style-name="P3"/>
      <text:p text:style-name="P3"/>
      <text:p text:style-name="P1"><text:span text:style-name="T3">[Stage 31:======================&gt; <text:s text:c="31"/>(82 + 1) / 200]</text:span></text:p>
      <text:p text:style-name="P1"><text:span text:style-name="T3">[Stage 31:=================================&gt; <text:s text:c="19"/>(124 + 1) / 200]</text:span></text:p>
      <text:p text:style-name="P1"><text:span text:style-name="T3">[Stage 31:==========================================&gt; <text:s text:c="10"/>(156 + 1) / 200]</text:span></text:p>
      <text:p text:style-name="P1"><text:span text:style-name="T3">[Stage 31:=====================================================&gt;(197 + 1) / 200]</text:span></text:p>
      <text:p text:style-name="P1"><text:span text:style-name="T3"><text:s text:c="80"/></text:span></text:p>
      <text:p text:style-name="P3"/>
      <text:p text:style-name="P1"><text:span text:style-name="T3">[Stage 33:==============================&gt; <text:s text:c="22"/>(112 + 1) / 200]</text:span></text:p>
      <text:p text:style-name="P1"><text:span text:style-name="T3">[Stage 33:=========================================&gt; <text:s text:c="11"/>(152 + 1) / 200]</text:span></text:p>
      <text:p text:style-name="P1"><text:span text:style-name="T3">[Stage 33:====================================================&gt; (194 + 1) / 200]</text:span></text:p>
      <text:p text:style-name="P2"><text:span text:style-name="T3"><text:s text:c="80"/></text:span></text:p>
      <text:p text:style-name="P4"><text:span text:style-name="T5">+---+--------------------+--------------+---------------+</text:span></text:p>
      <text:p text:style-name="P1"><text:span text:style-name="T1">|hop| <text:s text:c="11"/>pre_from| <text:s text:c="7"/>median| <text:s text:c="3"/>next_router|</text:span></text:p>
      <text:p text:style-name="P1"><text:span text:style-name="T1">+---+--------------------+--------------+---------------+</text:span></text:p>
      <text:p text:style-name="P1"><text:soft-page-break/><text:span text:style-name="T1">| <text:s/>1|[89.105.200.50, 8...|[1.955, 1.709]| <text:s text:c="2"/>185.147.12.0|</text:span></text:p>
      <text:p text:style-name="P1"><text:span text:style-name="T1">| <text:s/>1|[89.105.200.50, 8...|[1.955, 1.709]| <text:s/>185.147.12.31|</text:span></text:p>
      <text:p text:style-name="P1"><text:span text:style-name="T1">| <text:s/>2|[185.147.12.0, 18...|[3.172, 7.543]| <text:s/>185.147.12.19|</text:span></text:p>
      <text:p text:style-name="P1"><text:span text:style-name="T1">| <text:s/>3| <text:s text:c="4"/>[185.147.12.19]| <text:s text:c="6"/>[3.143]| 160.242.100.88|</text:span></text:p>
      <text:p text:style-name="P1"><text:span text:style-name="T1">| <text:s/>4| <text:s text:c="3"/>[160.242.100.88]| <text:s text:c="6"/>[3.678]| 196.216.48.144|</text:span></text:p>
      <text:p text:style-name="P1"><text:span text:style-name="T1">| <text:s/>5| <text:s text:c="3"/>[196.216.48.144]| <text:s text:c="6"/>[6.082]|193.239.116.112|</text:span></text:p>
      <text:p text:style-name="P1"><text:span text:style-name="T1">| <text:s/>6| <text:s text:c="2"/>[193.239.116.112]| <text:s text:c="6"/>[7.711]| <text:s text:c="3"/>192.5.5.241|</text:span></text:p>
      <text:p text:style-name="P1"><text:span text:style-name="T1">+---+--------------------+--------------+---------------+</text:span></text:p>
      <text:p text:style-name="P3"/>
      <text:p text:style-name="P3"/>
      <text:p text:style-name="P3"/>
      <text:p text:style-name="P1"><text:span text:style-name="T3">[Stage 37:==================================&gt; <text:s text:c="18"/>(128 + 1) / 200]</text:span></text:p>
      <text:p text:style-name="P1"><text:span text:style-name="T3">[Stage 37:==============================================&gt; <text:s text:c="6"/>(174 + 1) / 200]</text:span></text:p>
      <text:p text:style-name="P1"><text:span text:style-name="T3"><text:s text:c="80"/></text:span></text:p>
      <text:p text:style-name="P3"/>
      <text:p text:style-name="P1"><text:span text:style-name="T3">[Stage 39:====================================&gt; <text:s text:c="16"/>(134 + 1) / 200]</text:span></text:p>
      <text:p text:style-name="P1"><text:span text:style-name="T3">[Stage 39:=============================================&gt; <text:s text:c="7"/>(167 + 1) / 200]</text:span></text:p>
      <text:p text:style-name="P2"><text:span text:style-name="T3"><text:s text:c="79"/></text:span></text:p>
      <text:p text:style-name="P4"><text:span text:style-name="T5">+---+--------------------+--------------+---------------+---+</text:span></text:p>
      <text:p text:style-name="P1"><text:span text:style-name="T1">|hop| <text:s text:c="11"/>pre_from| <text:s text:c="7"/>median| <text:s text:c="3"/>next_router|num|</text:span></text:p>
      <text:p text:style-name="P1"><text:span text:style-name="T1">+---+--------------------+--------------+---------------+---+</text:span></text:p>
      <text:p text:style-name="P1"><text:span text:style-name="T1">| <text:s/>1|[89.105.200.50, 8...|[1.955, 1.709]| <text:s text:c="2"/>185.147.12.0| <text:s/>0|</text:span></text:p>
      <text:p text:style-name="P1"><text:span text:style-name="T1">| <text:s/>1|[89.105.200.50, 8...|[1.955, 1.709]| <text:s/>185.147.12.31| <text:s/>1|</text:span></text:p>
      <text:p text:style-name="P1"><text:span text:style-name="T1">| <text:s/>2|[185.147.12.0, 18...|[3.172, 7.543]| <text:s/>185.147.12.19| <text:s/>2|</text:span></text:p>
      <text:p text:style-name="P1"><text:span text:style-name="T1">| <text:s/>3| <text:s text:c="4"/>[185.147.12.19]| <text:s text:c="6"/>[3.143]| 160.242.100.88| <text:s/>3|</text:span></text:p>
      <text:p text:style-name="P1"><text:span text:style-name="T1">| <text:s/>4| <text:s text:c="3"/>[160.242.100.88]| <text:s text:c="6"/>[3.678]| 196.216.48.144| <text:s/>4|</text:span></text:p>
      <text:p text:style-name="P1"><text:span text:style-name="T1">| <text:s/>5| <text:s text:c="3"/>[196.216.48.144]| <text:s text:c="6"/>[6.082]|193.239.116.112| <text:s/>5|</text:span></text:p>
      <text:p text:style-name="P1"><text:span text:style-name="T1">| <text:s/>6| <text:s text:c="2"/>[193.239.116.112]| <text:s text:c="6"/>[7.711]| <text:s text:c="3"/>192.5.5.241| <text:s/>6|</text:span></text:p>
      <text:p text:style-name="P1"><text:span text:style-name="T1">+---+--------------------+--------------+---------------+---+</text:span></text:p>
      <text:p text:style-name="P3"/>
      <text:p text:style-name="P3"/>
      <text:p text:style-name="P3"/>
      <text:p text:style-name="P1"><text:span text:style-name="T3">[Stage 43:==================================&gt; <text:s text:c="18"/>(127 + 1) / 200]</text:span></text:p>
      <text:p text:style-name="P1"><text:span text:style-name="T3">[Stage 43:==============================================&gt; <text:s text:c="6"/>(174 + 1) / 200]</text:span></text:p>
      <text:p text:style-name="P1"><text:span text:style-name="T3"><text:s text:c="80"/></text:span></text:p>
      <text:p text:style-name="P3"/>
      <text:p text:style-name="P1"><text:span text:style-name="T3">[Stage 45:=============================&gt; <text:s text:c="23"/>(109 + 1) / 200]</text:span></text:p>
      <text:p text:style-name="P1"><text:span text:style-name="T3">[Stage 45:======================================&gt; <text:s text:c="14"/>(141 + 1) / 200]</text:span></text:p>
      <text:p text:style-name="P1"><text:span text:style-name="T3">[Stage 45:=================================================&gt; <text:s text:c="3"/>(182 + 1) / 200]</text:span></text:p>
      <text:p text:style-name="P2"><text:span text:style-name="T3"><text:s text:c="80"/></text:span></text:p>
      <text:p text:style-name="P4"><text:span text:style-name="T5">+---+--------------------+--------------+-----------+</text:span></text:p>
      <text:p text:style-name="P1"><text:span text:style-name="T1">|hop| <text:s text:c="11"/>pre_from| <text:s text:c="7"/>median|next_median|</text:span></text:p>
      <text:p text:style-name="P1"><text:soft-page-break/><text:span text:style-name="T1">+---+--------------------+--------------+-----------+</text:span></text:p>
      <text:p text:style-name="P1"><text:span text:style-name="T1">| <text:s/>1|[89.105.200.50, 8...|[1.955, 1.709]| <text:s text:c="5"/>3.172|</text:span></text:p>
      <text:p text:style-name="P1"><text:span text:style-name="T1">| <text:s/>1|[89.105.200.50, 8...|[1.955, 1.709]| <text:s text:c="5"/>7.543|</text:span></text:p>
      <text:p text:style-name="P1"><text:span text:style-name="T1">| <text:s/>2|[185.147.12.0, 18...|[3.172, 7.543]| <text:s text:c="5"/>3.143|</text:span></text:p>
      <text:p text:style-name="P1"><text:span text:style-name="T1">| <text:s/>3| <text:s text:c="4"/>[185.147.12.19]| <text:s text:c="6"/>[3.143]| <text:s text:c="5"/>3.678|</text:span></text:p>
      <text:p text:style-name="P1"><text:span text:style-name="T1">| <text:s/>4| <text:s text:c="3"/>[160.242.100.88]| <text:s text:c="6"/>[3.678]| <text:s text:c="5"/>6.082|</text:span></text:p>
      <text:p text:style-name="P1"><text:span text:style-name="T1">| <text:s/>5| <text:s text:c="3"/>[196.216.48.144]| <text:s text:c="6"/>[6.082]| <text:s text:c="5"/>7.711|</text:span></text:p>
      <text:p text:style-name="P1"><text:span text:style-name="T1">| <text:s/>6| <text:s text:c="2"/>[193.239.116.112]| <text:s text:c="6"/>[7.711]| <text:s text:c="5"/>8.228|</text:span></text:p>
      <text:p text:style-name="P1"><text:span text:style-name="T1">+---+--------------------+--------------+-----------+</text:span></text:p>
      <text:p text:style-name="P3"/>
      <text:p text:style-name="P3"/>
      <text:p text:style-name="P3"/>
      <text:p text:style-name="P1"><text:span text:style-name="T3">[Stage 49:================================&gt; <text:s text:c="20"/>(121 + 1) / 200]</text:span></text:p>
      <text:p text:style-name="P1"><text:span text:style-name="T3">[Stage 49:===========================================&gt; <text:s text:c="9"/>(162 + 1) / 200]</text:span></text:p>
      <text:p text:style-name="P1"><text:span text:style-name="T3"><text:s text:c="80"/></text:span></text:p>
      <text:p text:style-name="P3"/>
      <text:p text:style-name="P1"><text:span text:style-name="T3">[Stage 51:==================================&gt; <text:s text:c="18"/>(127 + 1) / 200]</text:span></text:p>
      <text:p text:style-name="P1"><text:span text:style-name="T3">[Stage 51:==============================================&gt; <text:s text:c="6"/>(172 + 1) / 200]</text:span></text:p>
      <text:p text:style-name="P2"><text:span text:style-name="T3"><text:s text:c="80"/></text:span></text:p>
      <text:p text:style-name="P4"><text:span text:style-name="T5">+---+--------------------+--------------+-----------+---+</text:span></text:p>
      <text:p text:style-name="P1"><text:span text:style-name="T1">|hop| <text:s text:c="11"/>pre_from| <text:s text:c="7"/>median|next_median|num|</text:span></text:p>
      <text:p text:style-name="P1"><text:span text:style-name="T1">+---+--------------------+--------------+-----------+---+</text:span></text:p>
      <text:p text:style-name="P1"><text:span text:style-name="T1">| <text:s/>1|[89.105.200.50, 8...|[1.955, 1.709]| <text:s text:c="5"/>3.172| <text:s/>0|</text:span></text:p>
      <text:p text:style-name="P1"><text:span text:style-name="T1">| <text:s/>1|[89.105.200.50, 8...|[1.955, 1.709]| <text:s text:c="5"/>7.543| <text:s/>1|</text:span></text:p>
      <text:p text:style-name="P1"><text:span text:style-name="T1">| <text:s/>2|[185.147.12.0, 18...|[3.172, 7.543]| <text:s text:c="5"/>3.143| <text:s/>2|</text:span></text:p>
      <text:p text:style-name="P1"><text:span text:style-name="T1">| <text:s/>3| <text:s text:c="4"/>[185.147.12.19]| <text:s text:c="6"/>[3.143]| <text:s text:c="5"/>3.678| <text:s/>3|</text:span></text:p>
      <text:p text:style-name="P1"><text:span text:style-name="T1">| <text:s/>4| <text:s text:c="3"/>[160.242.100.88]| <text:s text:c="6"/>[3.678]| <text:s text:c="5"/>6.082| <text:s/>4|</text:span></text:p>
      <text:p text:style-name="P1"><text:span text:style-name="T1">| <text:s/>5| <text:s text:c="3"/>[196.216.48.144]| <text:s text:c="6"/>[6.082]| <text:s text:c="5"/>7.711| <text:s/>5|</text:span></text:p>
      <text:p text:style-name="P1"><text:span text:style-name="T1">| <text:s/>6| <text:s text:c="2"/>[193.239.116.112]| <text:s text:c="6"/>[7.711]| <text:s text:c="5"/>8.228| <text:s/>6|</text:span></text:p>
      <text:p text:style-name="P1"><text:span text:style-name="T1">+---+--------------------+--------------+-----------+---+</text:span></text:p>
      <text:p text:style-name="P3"/>
      <text:p text:style-name="P3"/>
      <text:p text:style-name="P3"/>
      <text:p text:style-name="P1"><text:span text:style-name="T3">[Stage 55:====================================&gt; <text:s text:c="16"/>(137 + 1) / 200]</text:span></text:p>
      <text:p text:style-name="P1"><text:span text:style-name="T3">[Stage 55:==================================================&gt; <text:s text:c="2"/>(188 + 1) / 200]</text:span></text:p>
      <text:p text:style-name="P1"><text:span text:style-name="T3"><text:s text:c="80"/></text:span></text:p>
      <text:p text:style-name="P3"/>
      <text:p text:style-name="P1"><text:span text:style-name="T3">[Stage 57:==============================&gt; <text:s text:c="22"/>(113 + 1) / 200]</text:span></text:p>
      <text:p text:style-name="P1"><text:span text:style-name="T3">[Stage 57:==========================================&gt; <text:s text:c="10"/>(157 + 1) / 200]</text:span></text:p>
      <text:p text:style-name="P1"><text:span text:style-name="T3">[Stage 57:=====================================================&gt;(198 + 1) / 200]</text:span></text:p>
      <text:p text:style-name="P1"><text:span text:style-name="T3"><text:s text:c="80"/></text:span></text:p>
      <text:p text:style-name="P3"/>
      <text:p text:style-name="P1"><text:soft-page-break/><text:span text:style-name="T3">[Stage 61:=========================&gt; <text:s text:c="28"/>(92 + 1) / 200]</text:span></text:p>
      <text:p text:style-name="P1"><text:span text:style-name="T3">[Stage 61:================================&gt; <text:s text:c="20"/>(119 + 1) / 200]</text:span></text:p>
      <text:p text:style-name="P1"><text:span text:style-name="T3">[Stage 61:============================================&gt; <text:s text:c="8"/>(166 + 1) / 200]</text:span></text:p>
      <text:p text:style-name="P1"><text:span text:style-name="T3">[Stage 61:====================================================&gt; (193 + 1) / 200]</text:span></text:p>
      <text:p text:style-name="P1"><text:span text:style-name="T3"><text:s text:c="80"/></text:span></text:p>
      <text:p text:style-name="P3"/>
      <text:p text:style-name="P1"><text:span text:style-name="T3">[Stage 63:=============================&gt; <text:s text:c="23"/>(110 + 1) / 200]</text:span></text:p>
      <text:p text:style-name="P1"><text:span text:style-name="T3">[Stage 63:=======================================&gt; <text:s text:c="13"/>(148 + 1) / 200]</text:span></text:p>
      <text:p text:style-name="P1"><text:span text:style-name="T3">[Stage 63:================================================&gt; <text:s text:c="4"/>(179 + 1) / 200]</text:span></text:p>
      <text:p text:style-name="P2"><text:span text:style-name="T3"><text:s text:c="79"/></text:span></text:p>
      <text:p text:style-name="P4"><text:span text:style-name="T5">+---+--------------------+--------------+---------------+-----------+</text:span></text:p>
      <text:p text:style-name="P1"><text:span text:style-name="T1">|hop| <text:s text:c="11"/>pre_from| <text:s text:c="7"/>median| <text:s text:c="3"/>next_router|next_median|</text:span></text:p>
      <text:p text:style-name="P1"><text:span text:style-name="T1">+---+--------------------+--------------+---------------+-----------+</text:span></text:p>
      <text:p text:style-name="P1"><text:span text:style-name="T1">| <text:s/>1|[89.105.200.50, 8...|[1.955, 1.709]| <text:s text:c="2"/>185.147.12.0| <text:s text:c="5"/>3.172|</text:span></text:p>
      <text:p text:style-name="P1"><text:span text:style-name="T1">| <text:s/>1|[89.105.200.50, 8...|[1.955, 1.709]| <text:s/>185.147.12.31| <text:s text:c="5"/>7.543|</text:span></text:p>
      <text:p text:style-name="P1"><text:span text:style-name="T1">| <text:s/>2|[185.147.12.0, 18...|[3.172, 7.543]| <text:s/>185.147.12.19| <text:s text:c="5"/>3.143|</text:span></text:p>
      <text:p text:style-name="P1"><text:span text:style-name="T1">| <text:s/>3| <text:s text:c="4"/>[185.147.12.19]| <text:s text:c="6"/>[3.143]| 160.242.100.88| <text:s text:c="5"/>3.678|</text:span></text:p>
      <text:p text:style-name="P1"><text:span text:style-name="T1">| <text:s/>4| <text:s text:c="3"/>[160.242.100.88]| <text:s text:c="6"/>[3.678]| 196.216.48.144| <text:s text:c="5"/>6.082|</text:span></text:p>
      <text:p text:style-name="P1"><text:span text:style-name="T1">| <text:s/>5| <text:s text:c="3"/>[196.216.48.144]| <text:s text:c="6"/>[6.082]|193.239.116.112| <text:s text:c="5"/>7.711|</text:span></text:p>
      <text:p text:style-name="P1"><text:span text:style-name="T1">| <text:s/>6| <text:s text:c="2"/>[193.239.116.112]| <text:s text:c="6"/>[7.711]| <text:s text:c="3"/>192.5.5.241| <text:s text:c="5"/>8.228|</text:span></text:p>
      <text:p text:style-name="P1"><text:span text:style-name="T1">+---+--------------------+--------------+---------------+-----------+</text:span></text:p>
      <text:p text:style-name="P3"/>
      <text:p text:style-name="P3"/>
      <text:p text:style-name="P3"/>
      <text:p text:style-name="P1"><text:span text:style-name="T3">[Stage 67:=============================&gt; <text:s text:c="23"/>(108 + 1) / 200]</text:span></text:p>
      <text:p text:style-name="P1"><text:span text:style-name="T3">[Stage 67:=====================================&gt; <text:s text:c="15"/>(138 + 1) / 200]</text:span></text:p>
      <text:p text:style-name="P1"><text:span text:style-name="T3">[Stage 67:===============================================&gt; <text:s text:c="5"/>(175 + 1) / 200]</text:span></text:p>
      <text:p text:style-name="P1"><text:span text:style-name="T3"><text:s text:c="80"/></text:span></text:p>
      <text:p text:style-name="P3"/>
      <text:p text:style-name="P1"><text:span text:style-name="T3">[Stage 69:=============================&gt; <text:s text:c="23"/>(111 + 1) / 200]</text:span></text:p>
      <text:p text:style-name="P1"><text:span text:style-name="T3">[Stage 69:========================================&gt; <text:s text:c="12"/>(151 + 1) / 200]</text:span></text:p>
      <text:p text:style-name="P1"><text:span text:style-name="T3">[Stage 69:===================================================&gt; <text:s/>(191 + 1) / 200]</text:span></text:p>
      <text:p text:style-name="P1"><text:span text:style-name="T3"><text:s text:c="80"/></text:span></text:p>
      <text:p text:style-name="P3"/>
      <text:p text:style-name="P1"><text:span text:style-name="T3">[Stage 73:==================================&gt; <text:s text:c="18"/>(126 + 2) / 200]</text:span></text:p>
      <text:p text:style-name="P1"><text:span text:style-name="T3">[Stage 73:=============================================&gt; <text:s text:c="7"/>(168 + 1) / 200]</text:span></text:p>
      <text:p text:style-name="P1"><text:span text:style-name="T3">[Stage 73:==================================================&gt; <text:s text:c="2"/>(187 + 2) / 200]</text:span></text:p>
      <text:p text:style-name="P1"><text:span text:style-name="T3"><text:s text:c="80"/></text:span></text:p>
      <text:p text:style-name="P3"/>
      <text:p text:style-name="P1"><text:span text:style-name="T3">[Stage 75:=================================&gt; <text:s text:c="19"/>(124 + 1) / 200]</text:span></text:p>
      <text:p text:style-name="P1"><text:span text:style-name="T3">[Stage 75:=============================================&gt; <text:s text:c="7"/>(169 + 1) / 200]</text:span></text:p>
      <text:p text:style-name="P2"><text:span text:style-name="T3"><text:s text:c="80"/></text:span></text:p>
      <text:p text:style-name="P4"><text:soft-page-break/><text:span text:style-name="T5">+---+-----------+---------------+-----------+---------------+</text:span></text:p>
      <text:p text:style-name="P1"><text:span text:style-name="T1">|hop|next_median| <text:s text:c="3"/>next_router|next_median|previous_router|</text:span></text:p>
      <text:p text:style-name="P1"><text:span text:style-name="T1">+---+-----------+---------------+-----------+---------------+</text:span></text:p>
      <text:p text:style-name="P1"><text:span text:style-name="T1">| <text:s/>1| <text:s text:c="5"/>3.172| <text:s text:c="2"/>185.147.12.0| <text:s text:c="5"/>3.172| <text:s/>89.105.200.50|</text:span></text:p>
      <text:p text:style-name="P1"><text:span text:style-name="T1">| <text:s/>1| <text:s text:c="5"/>3.172| <text:s text:c="2"/>185.147.12.0| <text:s text:c="5"/>3.172| <text:s/>89.105.200.57|</text:span></text:p>
      <text:p text:style-name="P1"><text:span text:style-name="T1">| <text:s/>1| <text:s text:c="5"/>7.543| <text:s/>185.147.12.31| <text:s text:c="5"/>7.543| <text:s/>89.105.200.50|</text:span></text:p>
      <text:p text:style-name="P1"><text:span text:style-name="T1">| <text:s/>1| <text:s text:c="5"/>7.543| <text:s/>185.147.12.31| <text:s text:c="5"/>7.543| <text:s/>89.105.200.57|</text:span></text:p>
      <text:p text:style-name="P1"><text:span text:style-name="T1">| <text:s/>2| <text:s text:c="5"/>3.143| <text:s/>185.147.12.19| <text:s text:c="5"/>3.143| <text:s text:c="2"/>185.147.12.0|</text:span></text:p>
      <text:p text:style-name="P1"><text:span text:style-name="T1">| <text:s/>2| <text:s text:c="5"/>3.143| <text:s/>185.147.12.19| <text:s text:c="5"/>3.143| <text:s/>185.147.12.31|</text:span></text:p>
      <text:p text:style-name="P1"><text:span text:style-name="T1">| <text:s/>3| <text:s text:c="5"/>3.678| 160.242.100.88| <text:s text:c="5"/>3.678| <text:s/>185.147.12.19|</text:span></text:p>
      <text:p text:style-name="P1"><text:span text:style-name="T1">| <text:s/>4| <text:s text:c="5"/>6.082| 196.216.48.144| <text:s text:c="5"/>6.082| 160.242.100.88|</text:span></text:p>
      <text:p text:style-name="P1"><text:span text:style-name="T1">| <text:s/>5| <text:s text:c="5"/>7.711|193.239.116.112| <text:s text:c="5"/>7.711| 196.216.48.144|</text:span></text:p>
      <text:p text:style-name="P1"><text:span text:style-name="T1">| <text:s/>6| <text:s text:c="5"/>8.228| <text:s text:c="3"/>192.5.5.241| <text:s text:c="5"/>8.228|193.239.116.112|</text:span></text:p>
      <text:p text:style-name="P1"><text:span text:style-name="T1">+---+-----------+---------------+-----------+---------------+</text:span></text:p>
      <text:p text:style-name="P3"/>
      <text:p text:style-name="P3"/>
      <text:p text:style-name="P3"/>
      <text:p text:style-name="P1"><text:span text:style-name="T3">[Stage 79:=================================&gt; <text:s text:c="19"/>(125 + 1) / 200]</text:span></text:p>
      <text:p text:style-name="P1"><text:span text:style-name="T3">[Stage 79:===============================================&gt; <text:s text:c="5"/>(175 + 1) / 200]</text:span></text:p>
      <text:p text:style-name="P1"><text:span text:style-name="T3"><text:s text:c="80"/></text:span></text:p>
      <text:p text:style-name="P3"/>
      <text:p text:style-name="P1"><text:span text:style-name="T3">[Stage 81:=======================================&gt; <text:s text:c="13"/>(147 + 1) / 200]</text:span></text:p>
      <text:p text:style-name="P1"><text:span text:style-name="T3">[Stage 81:=====================================================&gt;(197 + 1) / 200]</text:span></text:p>
      <text:p text:style-name="P1"><text:span text:style-name="T3"><text:s text:c="80"/></text:span></text:p>
      <text:p text:style-name="P3"/>
      <text:p text:style-name="P1"><text:span text:style-name="T3">[Stage 85:========================================&gt; <text:s text:c="12"/>(151 + 2) / 200]</text:span></text:p>
      <text:p text:style-name="P1"><text:span text:style-name="T3">[Stage 85:===================================================&gt; <text:s/>(190 + 1) / 200]</text:span></text:p>
      <text:p text:style-name="P1"><text:span text:style-name="T3"><text:s text:c="80"/></text:span></text:p>
      <text:p text:style-name="P3"/>
      <text:p text:style-name="P1"><text:span text:style-name="T3">[Stage 87:============================================&gt; <text:s text:c="8"/>(165 + 1) / 200]</text:span></text:p>
      <text:p text:style-name="P2"><text:span text:style-name="T3"><text:s text:c="80"/></text:span></text:p>
      <text:p text:style-name="P4"><text:span text:style-name="T5">+---+-----------+---------------+-----------+---------------+---+</text:span></text:p>
      <text:p text:style-name="P1"><text:span text:style-name="T1">|hop|next_median| <text:s text:c="3"/>next_router|next_median|previous_router|num|</text:span></text:p>
      <text:p text:style-name="P1"><text:span text:style-name="T1">+---+-----------+---------------+-----------+---------------+---+</text:span></text:p>
      <text:p text:style-name="P1"><text:span text:style-name="T1">| <text:s/>1| <text:s text:c="5"/>3.172| <text:s text:c="2"/>185.147.12.0| <text:s text:c="5"/>3.172| <text:s/>89.105.200.50| <text:s/>0|</text:span></text:p>
      <text:p text:style-name="P1"><text:span text:style-name="T1">| <text:s/>1| <text:s text:c="5"/>3.172| <text:s text:c="2"/>185.147.12.0| <text:s text:c="5"/>3.172| <text:s/>89.105.200.57| <text:s/>1|</text:span></text:p>
      <text:p text:style-name="P1"><text:span text:style-name="T1">| <text:s/>1| <text:s text:c="5"/>7.543| <text:s/>185.147.12.31| <text:s text:c="5"/>7.543| <text:s/>89.105.200.50| <text:s/>2|</text:span></text:p>
      <text:p text:style-name="P1"><text:span text:style-name="T1">| <text:s/>1| <text:s text:c="5"/>7.543| <text:s/>185.147.12.31| <text:s text:c="5"/>7.543| <text:s/>89.105.200.57| <text:s/>3|</text:span></text:p>
      <text:p text:style-name="P1"><text:span text:style-name="T1">| <text:s/>2| <text:s text:c="5"/>3.143| <text:s/>185.147.12.19| <text:s text:c="5"/>3.143| <text:s text:c="2"/>185.147.12.0| <text:s/>4|</text:span></text:p>
      <text:p text:style-name="P1"><text:span text:style-name="T1">| <text:s/>2| <text:s text:c="5"/>3.143| <text:s/>185.147.12.19| <text:s text:c="5"/>3.143| <text:s/>185.147.12.31| <text:s/>5|</text:span></text:p>
      <text:p text:style-name="P1"><text:span text:style-name="T1">| <text:s/>3| <text:s text:c="5"/>3.678| 160.242.100.88| <text:s text:c="5"/>3.678| <text:s/>185.147.12.19| <text:s/>6|</text:span></text:p>
      <text:p text:style-name="P1"><text:span text:style-name="T1">| <text:s/>4| <text:s text:c="5"/>6.082| 196.216.48.144| <text:s text:c="5"/>6.082| 160.242.100.88| <text:s/>7|</text:span></text:p>
      <text:p text:style-name="P1"><text:soft-page-break/><text:span text:style-name="T1">| <text:s/>5| <text:s text:c="5"/>7.711|193.239.116.112| <text:s text:c="5"/>7.711| 196.216.48.144| <text:s/>8|</text:span></text:p>
      <text:p text:style-name="P1"><text:span text:style-name="T1">| <text:s/>6| <text:s text:c="5"/>8.228| <text:s text:c="3"/>192.5.5.241| <text:s text:c="5"/>8.228|193.239.116.112| <text:s/>9|</text:span></text:p>
      <text:p text:style-name="P1"><text:span text:style-name="T1">+---+-----------+---------------+-----------+---------------+---+</text:span></text:p>
      <text:p text:style-name="P3"/>
      <text:p text:style-name="P3"/>
      <text:p text:style-name="P3"/>
      <text:p text:style-name="P1"><text:span text:style-name="T3">[Stage 91:========================================&gt; <text:s text:c="12"/>(149 + 1) / 200]</text:span></text:p>
      <text:p text:style-name="P1"><text:span text:style-name="T3">[Stage 91:====================================================&gt; (196 + 1) / 200]</text:span></text:p>
      <text:p text:style-name="P1"><text:span text:style-name="T3"><text:s text:c="80"/></text:span></text:p>
      <text:p text:style-name="P3"/>
      <text:p text:style-name="P1"><text:span text:style-name="T3">[Stage 93:=====================================&gt; <text:s text:c="15"/>(140 + 1) / 200]</text:span></text:p>
      <text:p text:style-name="P1"><text:span text:style-name="T3">[Stage 93:===============================================&gt; <text:s text:c="5"/>(175 + 1) / 200]</text:span></text:p>
      <text:p text:style-name="P1"><text:span text:style-name="T3"><text:s text:c="80"/></text:span></text:p>
      <text:p text:style-name="P3"/>
      <text:p text:style-name="P1"><text:span text:style-name="T3">[Stage 97:================================================&gt; <text:s text:c="4"/>(181 + 1) / 200]</text:span></text:p>
      <text:p text:style-name="P1"><text:span text:style-name="T3"><text:s text:c="80"/></text:span></text:p>
      <text:p text:style-name="P3"/>
      <text:p text:style-name="P1"><text:span text:style-name="T3">[Stage 99:==========================================&gt; <text:s text:c="10"/>(159 + 1) / 200]</text:span></text:p>
      <text:p text:style-name="P1"><text:span text:style-name="T3">[Stage 99:=====================================================&gt;(199 + 1) / 200]</text:span></text:p>
      <text:p text:style-name="P2"><text:span text:style-name="T3"><text:s text:c="80"/></text:span></text:p>
      <text:p text:style-name="P4"><text:span text:style-name="T5">+---+---------------+-----------+---------------+</text:span></text:p>
      <text:p text:style-name="P1"><text:span text:style-name="T1">|hop| <text:s text:c="3"/>next_router|next_median|previous_median|</text:span></text:p>
      <text:p text:style-name="P1"><text:span text:style-name="T1">+---+---------------+-----------+---------------+</text:span></text:p>
      <text:p text:style-name="P1"><text:span text:style-name="T1">| <text:s/>1| <text:s text:c="2"/>185.147.12.0| <text:s text:c="5"/>3.172| <text:s text:c="9"/>1.955|</text:span></text:p>
      <text:p text:style-name="P1"><text:span text:style-name="T1">| <text:s/>1| <text:s text:c="2"/>185.147.12.0| <text:s text:c="5"/>3.172| <text:s text:c="9"/>1.709|</text:span></text:p>
      <text:p text:style-name="P1"><text:span text:style-name="T1">| <text:s/>1| <text:s/>185.147.12.31| <text:s text:c="5"/>7.543| <text:s text:c="9"/>1.955|</text:span></text:p>
      <text:p text:style-name="P1"><text:span text:style-name="T1">| <text:s/>1| <text:s/>185.147.12.31| <text:s text:c="5"/>7.543| <text:s text:c="9"/>1.709|</text:span></text:p>
      <text:p text:style-name="P1"><text:span text:style-name="T1">| <text:s/>2| <text:s/>185.147.12.19| <text:s text:c="5"/>3.143| <text:s text:c="9"/>3.172|</text:span></text:p>
      <text:p text:style-name="P1"><text:span text:style-name="T1">| <text:s/>2| <text:s/>185.147.12.19| <text:s text:c="5"/>3.143| <text:s text:c="9"/>7.543|</text:span></text:p>
      <text:p text:style-name="P1"><text:span text:style-name="T1">| <text:s/>3| 160.242.100.88| <text:s text:c="5"/>3.678| <text:s text:c="9"/>3.143|</text:span></text:p>
      <text:p text:style-name="P1"><text:span text:style-name="T1">| <text:s/>4| 196.216.48.144| <text:s text:c="5"/>6.082| <text:s text:c="9"/>3.678|</text:span></text:p>
      <text:p text:style-name="P1"><text:span text:style-name="T1">| <text:s/>5|193.239.116.112| <text:s text:c="5"/>7.711| <text:s text:c="9"/>6.082|</text:span></text:p>
      <text:p text:style-name="P1"><text:span text:style-name="T1">| <text:s/>6| <text:s text:c="3"/>192.5.5.241| <text:s text:c="5"/>8.228| <text:s text:c="9"/>7.711|</text:span></text:p>
      <text:p text:style-name="P1"><text:span text:style-name="T1">+---+---------------+-----------+---------------+</text:span></text:p>
      <text:p text:style-name="P3"/>
      <text:p text:style-name="P3"/>
      <text:p text:style-name="P3"/>
      <text:p text:style-name="P1"><text:span text:style-name="T3">[Stage 103:==============================================&gt; <text:s text:c="5"/>(177 + 1) / 200]</text:span></text:p>
      <text:p text:style-name="P1"><text:span text:style-name="T3"><text:s text:c="80"/></text:span></text:p>
      <text:p text:style-name="P3"/>
      <text:p text:style-name="P1"><text:span text:style-name="T3">[Stage 105:===========================================&gt; <text:s text:c="8"/>(166 + 1) / 200]</text:span></text:p>
      <text:p text:style-name="P1"><text:span text:style-name="T3"><text:s text:c="80"/></text:span></text:p>
      <text:p text:style-name="P3"><text:soft-page-break/></text:p>
      <text:p text:style-name="P1"><text:span text:style-name="T3">[Stage 109:=================================&gt; <text:s text:c="18"/>(127 + 1) / 200]</text:span></text:p>
      <text:p text:style-name="P1"><text:span text:style-name="T3">[Stage 109:================================================&gt; <text:s text:c="3"/>(184 + 1) / 200]</text:span></text:p>
      <text:p text:style-name="P1"><text:span text:style-name="T3"><text:s text:c="80"/></text:span></text:p>
      <text:p text:style-name="P3"/>
      <text:p text:style-name="P1"><text:span text:style-name="T3">[Stage 111:============================================&gt; <text:s text:c="7"/>(168 + 1) / 200]</text:span></text:p>
      <text:p text:style-name="P2"><text:span text:style-name="T3"><text:s text:c="80"/></text:span></text:p>
      <text:p text:style-name="P4"><text:span text:style-name="T5">+---+---------------+-----------+---------------+---+</text:span></text:p>
      <text:p text:style-name="P1"><text:span text:style-name="T1">|hop| <text:s text:c="3"/>next_router|next_median|previous_median|num|</text:span></text:p>
      <text:p text:style-name="P1"><text:span text:style-name="T1">+---+---------------+-----------+---------------+---+</text:span></text:p>
      <text:p text:style-name="P1"><text:span text:style-name="T1">| <text:s/>1| <text:s text:c="2"/>185.147.12.0| <text:s text:c="5"/>3.172| <text:s text:c="9"/>1.955| <text:s/>0|</text:span></text:p>
      <text:p text:style-name="P1"><text:span text:style-name="T1">| <text:s/>1| <text:s text:c="2"/>185.147.12.0| <text:s text:c="5"/>3.172| <text:s text:c="9"/>1.709| <text:s/>1|</text:span></text:p>
      <text:p text:style-name="P1"><text:span text:style-name="T1">| <text:s/>1| <text:s/>185.147.12.31| <text:s text:c="5"/>7.543| <text:s text:c="9"/>1.955| <text:s/>2|</text:span></text:p>
      <text:p text:style-name="P1"><text:span text:style-name="T1">| <text:s/>1| <text:s/>185.147.12.31| <text:s text:c="5"/>7.543| <text:s text:c="9"/>1.709| <text:s/>3|</text:span></text:p>
      <text:p text:style-name="P1"><text:span text:style-name="T1">| <text:s/>2| <text:s/>185.147.12.19| <text:s text:c="5"/>3.143| <text:s text:c="9"/>3.172| <text:s/>4|</text:span></text:p>
      <text:p text:style-name="P1"><text:span text:style-name="T1">| <text:s/>2| <text:s/>185.147.12.19| <text:s text:c="5"/>3.143| <text:s text:c="9"/>7.543| <text:s/>5|</text:span></text:p>
      <text:p text:style-name="P1"><text:span text:style-name="T1">| <text:s/>3| 160.242.100.88| <text:s text:c="5"/>3.678| <text:s text:c="9"/>3.143| <text:s/>6|</text:span></text:p>
      <text:p text:style-name="P1"><text:span text:style-name="T1">| <text:s/>4| 196.216.48.144| <text:s text:c="5"/>6.082| <text:s text:c="9"/>3.678| <text:s/>7|</text:span></text:p>
      <text:p text:style-name="P1"><text:span text:style-name="T1">| <text:s/>5|193.239.116.112| <text:s text:c="5"/>7.711| <text:s text:c="9"/>6.082| <text:s/>8|</text:span></text:p>
      <text:p text:style-name="P1"><text:span text:style-name="T1">| <text:s/>6| <text:s text:c="3"/>192.5.5.241| <text:s text:c="5"/>8.228| <text:s text:c="9"/>7.711| <text:s/>9|</text:span></text:p>
      <text:p text:style-name="P1"><text:span text:style-name="T1">+---+---------------+-----------+---------------+---+</text:span></text:p>
      <text:p text:style-name="P3"/>
      <text:p text:style-name="P3"/>
      <text:p text:style-name="P3"/>
      <text:p text:style-name="P1"><text:span text:style-name="T3">[Stage 115:=================================&gt; <text:s text:c="18"/>(128 + 1) / 200]</text:span></text:p>
      <text:p text:style-name="P1"><text:span text:style-name="T3">[Stage 115:===========&gt; (182 + 2) / 200][Stage 117:&gt; <text:s text:c="13"/>(0 + 0) / 200]</text:span></text:p>
      <text:p text:style-name="P1"><text:span text:style-name="T3"><text:s text:c="80"/></text:span></text:p>
      <text:p text:style-name="P3"/>
      <text:p text:style-name="P1"><text:span text:style-name="T3">[Stage 117:==================================&gt; <text:s text:c="17"/>(129 + 1) / 200]</text:span></text:p>
      <text:p text:style-name="P1"><text:span text:style-name="T3">[Stage 117:===========&gt; (174 + 1) / 200][Stage 119:&gt; <text:s text:c="13"/>(0 + 0) / 200]</text:span></text:p>
      <text:p text:style-name="P1"><text:span text:style-name="T3"><text:s text:c="80"/></text:span></text:p>
      <text:p text:style-name="P3"/>
      <text:p text:style-name="P1"><text:span text:style-name="T3">[Stage 119:===========&gt; (175 + 1) / 200][Stage 123:&gt; <text:s text:c="13"/>(0 + 0) / 200]</text:span></text:p>
      <text:p text:style-name="P1"><text:span text:style-name="T3"><text:s text:c="80"/></text:span></text:p>
      <text:p text:style-name="P3"/>
      <text:p text:style-name="P1"><text:span text:style-name="T3">[Stage 123:============================================&gt; <text:s text:c="7"/>(168 + 1) / 200]</text:span></text:p>
      <text:p text:style-name="P1"><text:span text:style-name="T3"><text:s text:c="80"/></text:span></text:p>
      <text:p text:style-name="P3"/>
      <text:p text:style-name="P1"><text:span text:style-name="T3">[Stage 127:===============================================&gt; <text:s text:c="4"/>(180 + 1) / 200]</text:span></text:p>
      <text:p text:style-name="P1"><text:span text:style-name="T3"><text:s text:c="80"/></text:span></text:p>
      <text:p text:style-name="P3"/>
      <text:p text:style-name="P1"><text:span text:style-name="T3">[Stage 129:=============================================&gt; <text:s text:c="6"/>(171 + 1) / 200]</text:span></text:p>
      <text:p text:style-name="P1"><text:soft-page-break/><text:span text:style-name="T3"><text:s text:c="80"/></text:span></text:p>
      <text:p text:style-name="P3"/>
      <text:p text:style-name="P1"><text:span text:style-name="T3">[Stage 133:======================================&gt; <text:s text:c="13"/>(147 + 1) / 200]</text:span></text:p>
      <text:p text:style-name="P1"><text:span text:style-name="T3"><text:s text:c="80"/></text:span></text:p>
      <text:p text:style-name="P3"/>
      <text:p text:style-name="P1"><text:span text:style-name="T3">[Stage 135:=========================================&gt; <text:s text:c="10"/>(158 + 1) / 200]</text:span></text:p>
      <text:p text:style-name="P2"><text:span text:style-name="T3"><text:s text:c="80"/></text:span></text:p>
      <text:p text:style-name="P4"><text:span text:style-name="T5">+---+---------------+-----------+---------------+---------------+</text:span></text:p>
      <text:p text:style-name="P1"><text:span text:style-name="T1">|hop| <text:s text:c="3"/>next_router|next_median|previous_median|previous_router|</text:span></text:p>
      <text:p text:style-name="P1"><text:span text:style-name="T1">+---+---------------+-----------+---------------+---------------+</text:span></text:p>
      <text:p text:style-name="P1"><text:span text:style-name="T1">| <text:s/>1| <text:s text:c="2"/>185.147.12.0| <text:s text:c="5"/>3.172| <text:s text:c="9"/>1.955| <text:s/>89.105.200.50|</text:span></text:p>
      <text:p text:style-name="P1"><text:span text:style-name="T1">| <text:s/>1| <text:s text:c="2"/>185.147.12.0| <text:s text:c="5"/>3.172| <text:s text:c="9"/>1.709| <text:s/>89.105.200.57|</text:span></text:p>
      <text:p text:style-name="P1"><text:span text:style-name="T1">| <text:s/>1| <text:s/>185.147.12.31| <text:s text:c="5"/>7.543| <text:s text:c="9"/>1.955| <text:s/>89.105.200.50|</text:span></text:p>
      <text:p text:style-name="P1"><text:span text:style-name="T1">| <text:s/>1| <text:s/>185.147.12.31| <text:s text:c="5"/>7.543| <text:s text:c="9"/>1.709| <text:s/>89.105.200.57|</text:span></text:p>
      <text:p text:style-name="P1"><text:span text:style-name="T1">| <text:s/>2| <text:s/>185.147.12.19| <text:s text:c="5"/>3.143| <text:s text:c="9"/>3.172| <text:s text:c="2"/>185.147.12.0|</text:span></text:p>
      <text:p text:style-name="P1"><text:span text:style-name="T1">| <text:s/>2| <text:s/>185.147.12.19| <text:s text:c="5"/>3.143| <text:s text:c="9"/>7.543| <text:s/>185.147.12.31|</text:span></text:p>
      <text:p text:style-name="P1"><text:span text:style-name="T1">| <text:s/>3| 160.242.100.88| <text:s text:c="5"/>3.678| <text:s text:c="9"/>3.143| <text:s/>185.147.12.19|</text:span></text:p>
      <text:p text:style-name="P1"><text:span text:style-name="T1">| <text:s/>4| 196.216.48.144| <text:s text:c="5"/>6.082| <text:s text:c="9"/>3.678| 160.242.100.88|</text:span></text:p>
      <text:p text:style-name="P1"><text:span text:style-name="T1">| <text:s/>5|193.239.116.112| <text:s text:c="5"/>7.711| <text:s text:c="9"/>6.082| 196.216.48.144|</text:span></text:p>
      <text:p text:style-name="P1"><text:span text:style-name="T1">| <text:s/>6| <text:s text:c="3"/>192.5.5.241| <text:s text:c="5"/>8.228| <text:s text:c="9"/>7.711|193.239.116.112|</text:span></text:p>
      <text:p text:style-name="P1"><text:span text:style-name="T1">+---+---------------+-----------+---------------+---------------+</text:span></text:p>
      <text:p text:style-name="P3"/>
      <text:p text:style-name="P3"/>
      <text:p text:style-name="P3"/>
      <text:p text:style-name="P1"><text:span text:style-name="T3">[Stage 139:==========&gt; <text:s/>(154 + 1) / 200][Stage 141:&gt; <text:s text:c="13"/>(0 + 0) / 200]</text:span></text:p>
      <text:p text:style-name="P1"><text:span text:style-name="T3"><text:s text:c="80"/></text:span></text:p>
      <text:p text:style-name="P3"/>
      <text:p text:style-name="P1"><text:span text:style-name="T3">[Stage 141:============&gt;(187 + 1) / 200][Stage 145:&gt; <text:s text:c="13"/>(0 + 0) / 200]</text:span></text:p>
      <text:p text:style-name="P1"><text:span text:style-name="T3"><text:s text:c="80"/></text:span></text:p>
      <text:p text:style-name="P3"/>
      <text:p text:style-name="P1"><text:span text:style-name="T3">[Stage 143:(153 + 1) / 200][Stage 145:&gt;(2 + 0) / 200][Stage 149:&gt;(0 + 0) / 200]</text:span></text:p>
      <text:p text:style-name="P1"><text:span text:style-name="T3"><text:s text:c="80"/></text:span></text:p>
      <text:p text:style-name="P3"/>
      <text:p text:style-name="P1"><text:span text:style-name="T3">[Stage 145:(179 + 1) / 200][Stage 149:&gt;(0 + 0) / 200][Stage 153:&gt;(0 + 0) / 200]</text:span></text:p>
      <text:p text:style-name="P1"><text:span text:style-name="T3"><text:s text:c="80"/></text:span></text:p>
      <text:p text:style-name="P3"/>
      <text:p text:style-name="P1"><text:span text:style-name="T3">[Stage 149:===========&gt; (183 + 1) / 200][Stage 153:&gt; <text:s text:c="13"/>(0 + 0) / 200]</text:span></text:p>
      <text:p text:style-name="P1"><text:span text:style-name="T3">[Stage 149:============&gt;(191 + 1) / 200][Stage 153:&gt; <text:s text:c="13"/>(0 + 0) / 200]</text:span></text:p>
      <text:p text:style-name="P1"><text:span text:style-name="T3"><text:s text:c="80"/></text:span></text:p>
      <text:p text:style-name="P3"/>
      <text:p text:style-name="P1"><text:span text:style-name="T3">[Stage 153:====================================================&gt;(198 + 1) / 200]</text:span></text:p>
      <text:p text:style-name="P1"><text:span text:style-name="T3">[Stage 157:&gt; <text:s text:c="53"/>(2 + 0) / 200]</text:span></text:p>
      <text:p text:style-name="P1"><text:soft-page-break/><text:span text:style-name="T3">[Stage 155:============&gt;(198 + 1) / 200][Stage 157:&gt; <text:s text:c="13"/>(2 + 0) / 200]</text:span></text:p>
      <text:p text:style-name="P1"><text:span text:style-name="T3"><text:s text:c="80"/></text:span></text:p>
      <text:p text:style-name="P3"/>
      <text:p text:style-name="P1"><text:span text:style-name="T3">[Stage 157:=================================================&gt; <text:s text:c="2"/>(186 + 1) / 200]</text:span></text:p>
      <text:p text:style-name="P1"><text:span text:style-name="T3"><text:s text:c="80"/></text:span></text:p>
      <text:p text:style-name="P3"/>
      <text:p text:style-name="P1"><text:span text:style-name="T3">[Stage 159:====================================&gt; <text:s text:c="15"/>(139 + 1) / 200]</text:span></text:p>
      <text:p text:style-name="P1"><text:span text:style-name="T3">[Stage 159:===================================================&gt; (195 + 1) / 200]</text:span></text:p>
      <text:p text:style-name="P1"><text:span text:style-name="T3"><text:s text:c="80"/></text:span></text:p>
      <text:p text:style-name="P3"/>
      <text:p text:style-name="P1"><text:span text:style-name="T3">[Stage 163:===================================================&gt; (193 + 1) / 200]</text:span></text:p>
      <text:p text:style-name="P1"><text:span text:style-name="T3"><text:s text:c="80"/></text:span></text:p>
      <text:p text:style-name="P3"/>
      <text:p text:style-name="P1"><text:span text:style-name="T3">[Stage 165:========================================&gt; <text:s text:c="11"/>(151 + 1) / 200]</text:span></text:p>
      <text:p text:style-name="P1"><text:span text:style-name="T3">[Stage 165:====================================================&gt;(198 + 1) / 200]</text:span></text:p>
      <text:p text:style-name="P2"><text:span text:style-name="T3"><text:s text:c="80"/></text:span></text:p>
      <text:p text:style-name="P4"><text:span text:style-name="T5">+---+---------------+-----------+---------------+---------------+------+------+</text:span></text:p>
      <text:p text:style-name="P1"><text:span text:style-name="T1">|hop| <text:s text:c="3"/>next_router|next_median|previous_median|previous_router|prb_id|msm_id|</text:span></text:p>
      <text:p text:style-name="P1"><text:span text:style-name="T1">+---+---------------+-----------+---------------+---------------+------+------+</text:span></text:p>
      <text:p text:style-name="P1"><text:span text:style-name="T1">| <text:s/>1| <text:s text:c="2"/>185.147.12.0| <text:s text:c="5"/>3.172| <text:s text:c="9"/>1.955| <text:s/>89.105.200.50| <text:s/>4247| <text:s/>5004|</text:span></text:p>
      <text:p text:style-name="P1"><text:span text:style-name="T1">| <text:s/>1| <text:s text:c="2"/>185.147.12.0| <text:s text:c="5"/>3.172| <text:s text:c="9"/>1.709| <text:s/>89.105.200.57| <text:s/>4247| <text:s/>5004|</text:span></text:p>
      <text:p text:style-name="P1"><text:span text:style-name="T1">| <text:s/>1| <text:s/>185.147.12.31| <text:s text:c="5"/>7.543| <text:s text:c="9"/>1.955| <text:s/>89.105.200.50| <text:s/>4247| <text:s/>5004|</text:span></text:p>
      <text:p text:style-name="P1"><text:span text:style-name="T1">| <text:s/>1| <text:s/>185.147.12.31| <text:s text:c="5"/>7.543| <text:s text:c="9"/>1.709| <text:s/>89.105.200.57| <text:s/>4247| <text:s/>5004|</text:span></text:p>
      <text:p text:style-name="P1"><text:span text:style-name="T1">| <text:s/>2| <text:s/>185.147.12.19| <text:s text:c="5"/>3.143| <text:s text:c="9"/>3.172| <text:s text:c="2"/>185.147.12.0| <text:s/>4247| <text:s/>5004|</text:span></text:p>
      <text:p text:style-name="P1"><text:span text:style-name="T1">| <text:s/>2| <text:s/>185.147.12.19| <text:s text:c="5"/>3.143| <text:s text:c="9"/>7.543| <text:s/>185.147.12.31| <text:s/>4247| <text:s/>5004|</text:span></text:p>
      <text:p text:style-name="P1"><text:span text:style-name="T1">| <text:s/>3| 160.242.100.88| <text:s text:c="5"/>3.678| <text:s text:c="9"/>3.143| <text:s/>185.147.12.19| <text:s/>4247| <text:s/>5004|</text:span></text:p>
      <text:p text:style-name="P1"><text:span text:style-name="T1">| <text:s/>4| 196.216.48.144| <text:s text:c="5"/>6.082| <text:s text:c="9"/>3.678| 160.242.100.88| <text:s/>4247| <text:s/>5004|</text:span></text:p>
      <text:p text:style-name="P1"><text:span text:style-name="T1">| <text:s/>5|193.239.116.112| <text:s text:c="5"/>7.711| <text:s text:c="9"/>6.082| 196.216.48.144| <text:s/>4247| <text:s/>5004|</text:span></text:p>
      <text:p text:style-name="P1"><text:span text:style-name="T1">| <text:s/>6| <text:s text:c="3"/>192.5.5.241| <text:s text:c="5"/>8.228| <text:s text:c="9"/>7.711|193.239.116.112| <text:s/>4247| <text:s/>5004|</text:span></text:p>
      <text:p text:style-name="P1"><text:span text:style-name="T1">+---+---------------+-----------+---------------+---------------+------+------+</text:span></text:p>
      <text:p text:style-name="P3"/>
      <text:p text:style-name="P3"/>
      <text:p text:style-name="P3"/>
      <text:p text:style-name="P1"><text:span text:style-name="T3">[Stage 169:=========&gt; <text:s text:c="2"/>(145 + 1) / 200][Stage 171:&gt; <text:s text:c="13"/>(0 + 0) / 200]</text:span></text:p>
      <text:p text:style-name="P1"><text:span text:style-name="T3"><text:s text:c="80"/></text:span></text:p>
      <text:p text:style-name="P3"/>
      <text:p text:style-name="P1"><text:span text:style-name="T3">[Stage 171:============&gt;(187 + 1) / 200][Stage 175:&gt; <text:s text:c="13"/>(0 + 0) / 200]</text:span></text:p>
      <text:p text:style-name="P1"><text:span text:style-name="T3"><text:s text:c="80"/></text:span></text:p>
      <text:p text:style-name="P3"/>
      <text:p text:style-name="P1"><text:span text:style-name="T3">[Stage 173:(158 + 1) / 200][Stage 175:&gt;(2 + 0) / 200][Stage 179:&gt;(0 + 0) / 200]</text:span></text:p>
      <text:p text:style-name="P1"><text:span text:style-name="T3"><text:s text:c="80"/></text:span></text:p>
      <text:p text:style-name="P3"/>
      <text:p text:style-name="P1"><text:soft-page-break/><text:span text:style-name="T3">[Stage 175:(178 + 1) / 200][Stage 179:&gt;(0 + 0) / 200][Stage 183:&gt;(0 + 0) / 200]</text:span></text:p>
      <text:p text:style-name="P1"><text:span text:style-name="T3"><text:s text:c="80"/></text:span></text:p>
      <text:p text:style-name="P3"/>
      <text:p text:style-name="P1"><text:span text:style-name="T3">[Stage 179:============&gt;(191 + 1) / 200][Stage 183:&gt; <text:s text:c="13"/>(0 + 0) / 200]</text:span></text:p>
      <text:p text:style-name="P1"><text:span text:style-name="T3">[Stage 183:=&gt; <text:s text:c="52"/>(4 + 0) / 200]</text:span></text:p>
      <text:p text:style-name="P1"><text:span text:style-name="T3">[Stage 181:============&gt;(199 + 1) / 200][Stage 183:&gt; <text:s text:c="13"/>(4 + 0) / 200]</text:span></text:p>
      <text:p text:style-name="P1"><text:span text:style-name="T3"><text:s text:c="80"/></text:span></text:p>
      <text:p text:style-name="P3"/>
      <text:p text:style-name="P1"><text:span text:style-name="T3">[Stage 183:==========================================&gt; <text:s text:c="9"/>(159 + 1) / 200]</text:span></text:p>
      <text:p text:style-name="P1"><text:span text:style-name="T3"><text:s text:c="80"/></text:span></text:p>
      <text:p text:style-name="P3"/>
      <text:p text:style-name="P1"><text:span text:style-name="T3">[Stage 187:==============================&gt; <text:s text:c="21"/>(116 + 1) / 200]</text:span></text:p>
      <text:p text:style-name="P1"><text:span text:style-name="T3">[Stage 187:==============================================&gt; <text:s text:c="5"/>(174 + 1) / 200]</text:span></text:p>
      <text:p text:style-name="P1"><text:span text:style-name="T3"><text:s text:c="80"/></text:span></text:p>
      <text:p text:style-name="P3"/>
      <text:p text:style-name="P1"><text:span text:style-name="T3">[Stage 189:===============================================&gt; <text:s text:c="4"/>(180 + 1) / 200]</text:span></text:p>
      <text:p text:style-name="P1"><text:span text:style-name="T3"><text:s text:c="80"/></text:span></text:p>
      <text:p text:style-name="P3"/>
      <text:p text:style-name="P1"><text:span text:style-name="T3">[Stage 193:============================================&gt; <text:s text:c="7"/>(169 + 1) / 200]</text:span></text:p>
      <text:p text:style-name="P1"><text:span text:style-name="T3"><text:s text:c="80"/></text:span></text:p>
      <text:p text:style-name="P3"/>
      <text:p text:style-name="P1"><text:span text:style-name="T3">[Stage 195:=============================================&gt; <text:s text:c="6"/>(172 + 1) / 200]</text:span></text:p>
      <text:p text:style-name="P2"><text:span text:style-name="T3"><text:s text:c="77"/></text:span><text:span text:style-name="T4"><text:s text:c="3"/></text:span></text:p>
      <text:p text:style-name="P5"><text:span text:style-name="T7">+---+---------------+-----------+---------------+---------------+------+------+---------------+---------------+--------------------+</text:span></text:p>
      <text:p text:style-name="P7"><text:span text:style-name="T2">|hop| <text:s text:c="3"/>next_router|next_median|previous_median|previous_router|prb_id|msm_id| <text:s text:c="11"/>ip1| <text:s text:c="11"/>ip2| <text:s text:c="12"/>rttDiff|</text:span></text:p>
      <text:p text:style-name="P7"><text:span text:style-name="T2">+---+---------------+-----------+---------------+---------------+------+------+---------------+---------------+--------------------+</text:span></text:p>
      <text:p text:style-name="P7"><text:span text:style-name="T2">| <text:s/>1| <text:s text:c="2"/>185.147.12.0| <text:s text:c="5"/>3.172| <text:s text:c="9"/>1.955| <text:s/>89.105.200.50| <text:s/>4247| <text:s/>5004| <text:s text:c="2"/>185.147.12.0| <text:s/>89.105.200.50| <text:s text:c="14"/>1.217|</text:span></text:p>
      <text:p text:style-name="P7"><text:span text:style-name="T2">| <text:s/>1| <text:s text:c="2"/>185.147.12.0| <text:s text:c="5"/>3.172| <text:s text:c="9"/>1.709| <text:s/>89.105.200.57| <text:s/>4247| <text:s/>5004| <text:s text:c="2"/>185.147.12.0| <text:s/>89.105.200.57| <text:s text:c="14"/>1.463|</text:span></text:p>
      <text:p text:style-name="P7"><text:span text:style-name="T2">| <text:s/>1| <text:s/>185.147.12.31| <text:s text:c="5"/>7.543| <text:s text:c="9"/>1.955| <text:s/>89.105.200.50| <text:s/>4247| <text:s/>5004| <text:s/>185.147.12.31| <text:s/>89.105.200.50| <text:s text:c="14"/>5.588|</text:span></text:p>
      <text:p text:style-name="P7"><text:span text:style-name="T2">| <text:s/>1| <text:s/>185.147.12.31| <text:s text:c="5"/>7.543| <text:s text:c="9"/>1.709| <text:s/>89.105.200.57| <text:s/>4247| <text:s/>5004| <text:s/>185.147.12.31| <text:s/>89.105.200.57| <text:s text:c="14"/>5.834|</text:span></text:p>
      <text:p text:style-name="P7"><text:span text:style-name="T2">| <text:s/>2| <text:s/>185.147.12.19| <text:s text:c="5"/>3.143| <text:s text:c="9"/>3.172| <text:s text:c="2"/>185.147.12.0| <text:s/>4247| <text:s/>5004| <text:s/>185.147.12.19| <text:s text:c="2"/>185.147.12.0|-0.02900000000000036|</text:span></text:p>
      <text:p text:style-name="P7"><text:span text:style-name="T2">| <text:s/>2| <text:s/>185.147.12.19| <text:s text:c="5"/>3.143| <text:s text:c="9"/>7.543| <text:s/>185.147.12.31| <text:s/>4247| <text:s/>5004| <text:s/>185.147.12.19| <text:s/>185.147.12.31| <text:s text:c="15"/>-4.4|</text:span></text:p>
      <text:p text:style-name="P7"><text:span text:style-name="T2">| <text:s/>3| 160.242.100.88| <text:s text:c="5"/>3.678| <text:s text:c="9"/>3.143| <text:s/>185.147.12.19| <text:s/>4247| <text:s/>5004| 160.242.100.88| <text:s/>185.147.12.19| <text:s/>0.5350000000000001|</text:span></text:p>
      <text:p text:style-name="P7"><text:span text:style-name="T2">| <text:s/>4| 196.216.48.144| <text:s text:c="5"/>6.082| <text:s text:c="9"/>3.678| 160.242.100.88| <text:s/>4247| <text:s/>5004| 196.216.48.144| 160.242.100.88| <text:s text:c="14"/>2.404|</text:span></text:p>
      <text:p text:style-name="P7"><text:span text:style-name="T2">| <text:s/>5|193.239.116.112| <text:s text:c="5"/>7.711| <text:s text:c="9"/>6.082| 196.216.48.144| <text:s/>4247| <text:s/>5004|193.239.116.112| 196.216.48.144| <text:s/>1.6290000000000004|</text:span></text:p>
      <text:p text:style-name="P7"><text:span text:style-name="T2">| <text:s/>6| <text:s text:c="3"/>192.5.5.241| <text:s text:c="5"/>8.228| <text:s text:c="9"/>7.711|193.239.116.112| <text:s/>4247| <text:s/>5004| <text:s text:c="3"/>192.5.5.241|193.239.116.112| <text:s/>0.5169999999999995|</text:span></text:p>
      <text:p text:style-name="P7"><text:span text:style-name="T2">+---+---------------+-----------+---------------+---------------+------+------+---------------+---------------+--------------------+</text:span></text:p>
      <text:p text:style-name="P6"><text:soft-page-break/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0:07:37.284750802</meta:creation-date>
    <dc:date>2018-11-07T01:44:49.920397970</dc:date>
    <meta:editing-duration>PT1H37M18S</meta:editing-duration>
    <meta:editing-cycles>1</meta:editing-cycles>
    <meta:document-statistic meta:table-count="0" meta:image-count="0" meta:object-count="0" meta:page-count="18" meta:paragraph-count="601" meta:word-count="3575" meta:character-count="42960" meta:non-whitespace-character-count="30978"/>
    <meta:generator>LibreOffice/6.0.3.2$Linux_X86_64 LibreOffice_project/00m0$Build-2</meta:generator>
  </office:meta>
</office:document-meta>
</file>